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.7444in" table:align="left"/>
    </style:style>
    <style:style style:name="Table1.A" style:family="table-column">
      <style:table-column-properties style:column-width="1.3618in"/>
    </style:style>
    <style:style style:name="Table1.B" style:family="table-column">
      <style:table-column-properties style:column-width="1.3826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2.7444in" table:align="left"/>
    </style:style>
    <style:style style:name="Table2.A" style:family="table-column">
      <style:table-column-properties style:column-width="1.3618in"/>
    </style:style>
    <style:style style:name="Table2.B" style:family="table-column">
      <style:table-column-properties style:column-width="1.3826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2.7444in" table:align="left"/>
    </style:style>
    <style:style style:name="Table3.A" style:family="table-column">
      <style:table-column-properties style:column-width="1.3618in"/>
    </style:style>
    <style:style style:name="Table3.B" style:family="table-column">
      <style:table-column-properties style:column-width="1.3826in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Text_20_body" style:list-style-name="L4"/>
    <style:style style:name="P2" style:family="paragraph" style:parent-style-name="Text_20_body">
      <style:text-properties style:font-name="Arial" style:font-name-asian="Arial"/>
    </style:style>
    <style:style style:name="P3" style:family="paragraph" style:parent-style-name="Text_20_body" style:list-style-name="L1">
      <style:text-properties style:font-name="Arial" style:font-name-asian="Arial"/>
    </style:style>
    <style:style style:name="P4" style:family="paragraph" style:parent-style-name="Text_20_body" style:list-style-name="L2">
      <style:text-properties style:font-name="Arial" style:font-name-asian="Arial"/>
    </style:style>
    <style:style style:name="P5" style:family="paragraph" style:parent-style-name="Text_20_body" style:list-style-name="L3">
      <style:text-properties style:font-name="Arial" style:font-name-asian="Arial"/>
    </style:style>
    <style:style style:name="P6" style:family="paragraph" style:parent-style-name="Text_20_body">
      <style:paragraph-properties fo:margin-top="0in" fo:margin-bottom="0in"/>
    </style:style>
    <style:style style:name="P7" style:family="paragraph" style:parent-style-name="Text_20_body" style:list-style-name="L1">
      <style:paragraph-properties fo:margin-top="0in" fo:margin-bottom="0in"/>
    </style:style>
    <style:style style:name="P8" style:family="paragraph" style:parent-style-name="Text_20_body" style:list-style-name="L3">
      <style:paragraph-properties fo:margin-top="0in" fo:margin-bottom="0in"/>
    </style:style>
    <style:style style:name="P9" style:family="paragraph" style:parent-style-name="Text_20_body" style:list-style-name="L4">
      <style:paragraph-properties fo:margin-top="0in" fo:margin-bottom="0in"/>
    </style:style>
    <style:style style:name="P10" style:family="paragraph" style:parent-style-name="Text_20_body">
      <style:paragraph-properties fo:margin-top="0in" fo:margin-bottom="0in"/>
      <style:text-properties style:font-name="Arial" style:font-name-asian="Arial"/>
    </style:style>
    <style:style style:name="P11" style:family="paragraph" style:parent-style-name="Text_20_body" style:list-style-name="L1">
      <style:paragraph-properties fo:margin-top="0in" fo:margin-bottom="0in"/>
      <style:text-properties style:font-name="Arial" style:font-name-asian="Arial"/>
    </style:style>
    <style:style style:name="P12" style:family="paragraph" style:parent-style-name="Text_20_body" style:list-style-name="L2">
      <style:paragraph-properties fo:margin-top="0in" fo:margin-bottom="0in"/>
      <style:text-properties style:font-name="Arial" style:font-name-asian="Arial"/>
    </style:style>
    <style:style style:name="P13" style:family="paragraph" style:parent-style-name="Text_20_body" style:list-style-name="L3">
      <style:paragraph-properties fo:margin-top="0in" fo:margin-bottom="0in"/>
      <style:text-properties style:font-name="Arial" style:font-name-asian="Arial"/>
    </style:style>
    <style:style style:name="P14" style:family="paragraph" style:parent-style-name="Standard">
      <style:text-properties style:font-name="Arial" style:font-name-asian="Arial"/>
    </style:style>
    <style:style style:name="P15" style:family="paragraph" style:parent-style-name="Preformatted_20_Text">
      <style:paragraph-properties fo:line-height="150%"/>
      <style:text-properties style:font-name="Arial" style:font-name-asian="Arial"/>
    </style:style>
    <style:style style:name="P16" style:family="paragraph" style:parent-style-name="Preformatted_20_Text">
      <style:paragraph-properties fo:margin-top="0in" fo:margin-bottom="0.1965in" fo:line-height="150%"/>
      <style:text-properties style:font-name="Arial" style:font-name-asian="Arial"/>
    </style:style>
    <style:style style:name="P17" style:family="paragraph" style:parent-style-name="Horizontal_20_Line">
      <style:text-properties style:font-name="Arial" style:font-name-asian="Arial"/>
    </style:style>
    <style:style style:name="P18" style:family="paragraph" style:parent-style-name="Heading_20_3">
      <style:text-properties style:font-name="Arial" style:font-name-asian="Arial"/>
    </style:style>
    <style:style style:name="P19" style:family="paragraph" style:parent-style-name="Table_20_Contents">
      <style:paragraph-properties fo:margin-top="0in" fo:margin-bottom="0.1965in"/>
    </style:style>
    <style:style style:name="P20" style:family="paragraph" style:parent-style-name="Table_20_Contents">
      <style:paragraph-properties fo:margin-top="0in" fo:margin-bottom="0.1965in"/>
      <style:text-properties style:font-name="Arial" style:font-name-asian="Arial"/>
    </style:style>
    <style:style style:name="P21" style:family="paragraph" style:parent-style-name="Heading_20_1">
      <style:text-properties style:font-name="Arial" style:font-name-asian="Arial"/>
    </style:style>
    <style:style style:name="P22" style:family="paragraph" style:parent-style-name="Heading_20_2">
      <style:text-properties style:font-name="Arial" style:font-name-asian="Arial"/>
    </style:style>
    <style:style style:name="T1" style:family="text">
      <style:text-properties style:font-name="Arial" style:font-name-asian="Arial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1">PART II: 10 WORLD SCENES — THE CREATIVE VILLAGE</text:h>
      <text:p text:style-name="P10">These scenes showcase all three characters together in their shared world, demonstrating the Turbomindz values and teaching art/culture concepts.</text:p>
      <text:p text:style-name="P17"/>
      <text:h text:style-name="P22" text:outline-level="2">WORLD SCENE 1: "The Welcome Gate"</text:h>
      <text:p text:style-name="P6"><text:span text:style-name="Strong_20_Emphasis"><text:span text:style-name="T1">Purpose:</text:span></text:span><text:span text:style-name="T1"> Show the entry point to Turbomindz — welcoming, accessible, inclusive</text:span></text:p>
      <text:p text:style-name="P6"><text:span text:style-name="Strong_20_Emphasis"><text:span text:style-name="T1">Educational Focus:</text:span></text:span><text:span text:style-name="T1"> Introduction to the community concept</text:span></text:p>
      <text:p text:style-name="P17"/>
      <text:h text:style-name="P18" text:outline-level="3">? MIDJOURNEY PROMPT:</text:h>
      <text:p text:style-name="P15">The Welcome Gate of the Creative Village with all three Turbomindz </text:p>
      <text:p text:style-name="P15">characters greeting viewers together, claymation stop-motion style, </text:p>
      <text:p text:style-name="P15">magnificent golden archway gate stands open revealing the warm glowing </text:p>
      <text:p text:style-name="P15">community space beyond, the gate features Turbomindz brain-heart logo </text:p>
      <text:p text:style-name="P15">at its peak with elegant golden filigree and welcoming CREATIVE VILLAGE </text:p>
      <text:p text:style-name="P15">text above, Stella the community connector standing at center of the </text:p>
      <text:p text:style-name="P15">open gateway in welcoming pose with arms spread wide, wearing coral </text:p>
      <text:p text:style-name="P15">rose retro-futuristic jumpsuit with cream ivory accents and gold </text:p>
      <text:p text:style-name="P15">decorative elements, wide belt with Turbomindz heart-brain logo buckle, </text:p>
      <text:p text:style-name="P15">medium-length wavy brown clay-textured hair with signature gold star </text:p>
      <text:p text:style-name="P15">hair clip on right side, large expressive brown eyes sparkling with </text:p>
      <text:p text:style-name="P15">genuine welcome, warm beaming smile, rosy pink cheeks, small </text:p>
      <text:p text:style-name="P15">constellation freckles in gold on cheeks, golden thread flowing from </text:p>
      <text:p text:style-name="P15">her fingertips toward the viewer as invitation, Cosmo the astronaut </text:p>
      <text:p text:style-name="P15">standing to Stella's left in friendly welcoming pose waving hello, </text:p>
      <text:p text:style-name="P15">smooth matte white spacesuit with bright orange boots and orange </text:p>
      <text:p text:style-name="P15">accents on gloves knee pads and backpack, USA flag patch clearly </text:p>
      <text:p text:style-name="P15">visible on left shoulder and Turbomindz brain logo patch on right </text:p>
      <text:p text:style-name="P15">shoulder, large spherical fishbowl helmet with clear visor showing </text:p>
      <text:p text:style-name="P15">friendly face with big round eyes and excited smile, short brown </text:p>
      <text:p text:style-name="P15">clay-textured hair, small bent antenna on helmet, orange backpack, </text:p>
      <text:p text:style-name="P15">Nova the alien floating to Stella's right making gracious welcoming </text:p>
      <text:p text:style-name="P15">gesture with three-fingered hands, bright cyan teal skin with gold </text:p>
      <text:p text:style-name="P15">bioluminescent vein patterns pulsing warmly, huge almond-shaped </text:p>
      <text:p text:style-name="P15">glowing golden amber eyes curved in gentle smile, tiny gold infinity </text:p>
      <text:p text:style-name="P15"><text:soft-page-break/>pendant, small glowing antennae, three floating light orbs arranged </text:p>
      <text:p text:style-name="P15">in welcoming arc above, beyond the gateway visible is the warm glowing </text:p>
      <text:p text:style-name="P15">Creative Village interior with floating gallery platforms cozy seating </text:p>
      <text:p text:style-name="P15">areas philosophical quote banners and other small clay community </text:p>
      <text:p text:style-name="P15">figure silhouettes going about their creative activities, the </text:p>
      <text:p text:style-name="P15">atmosphere is warm golden inviting suggesting home and belonging, </text:p>
      <text:p text:style-name="P15">floating platforms connected by golden light bridges visible in </text:p>
      <text:p text:style-name="P15">distance, bioluminescent plants frame the gateway, cream ivory walls </text:p>
      <text:p text:style-name="P15">with teal and coral neon accent lighting, distant purple and teal </text:p>
      <text:p text:style-name="P15">nebula visible through large windows creating cosmic backdrop, </text:p>
      <text:p text:style-name="P15">floating particles of golden stardust and creative energy drift </text:p>
      <text:p text:style-name="P15">through the air, smooth plasticine material quality throughout with </text:p>
      <text:p text:style-name="P15">visible subtle fingerprint clay textures, soft matte finish with </text:p>
      <text:p text:style-name="P15">sheen highlights, Pixar meets Aardman quality, handcrafted tactile </text:p>
      <text:p text:style-name="P15">appearance, professional stop-motion puppet quality, shot with Nikon </text:p>
      <text:p text:style-name="P15">D850 DSLR camera Nikkor 24-70mm f/2.8E ED VR lens 45.7 megapixels </text:p>
      <text:p text:style-name="P15">ISO 200, warm golden morning lighting with god-rays streaming through </text:p>
      <text:p text:style-name="P15">gateway creating welcoming atmosphere, shallow depth of field with </text:p>
      <text:p text:style-name="P15">bokeh on background details, text space at top for title </text:p>
      <text:p text:style-name="P16">--ar 4:5 --v 7 --s 300 --q 2</text:p>
      <text:p text:style-name="P17"/>
      <text:h text:style-name="P22" text:outline-level="2">WORLD SCENE 2: "The Great Gallery"</text:h>
      <text:p text:style-name="P6"><text:span text:style-name="Strong_20_Emphasis"><text:span text:style-name="T1">Purpose:</text:span></text:span><text:span text:style-name="T1"> Showcase the art collection and NFT display concept</text:span></text:p>
      <text:p text:style-name="P6"><text:span text:style-name="Strong_20_Emphasis"><text:span text:style-name="T1">Educational Focus:</text:span></text:span><text:span text:style-name="T1"> Art appreciation, how NFTs work as digital art ownership</text:span></text:p>
      <text:p text:style-name="P17"/>
      <text:h text:style-name="P18" text:outline-level="3">? MIDJOURNEY PROMPT:</text:h>
      <text:p text:style-name="P15">The Great Gallery of the Creative Village where NFT artworks are </text:p>
      <text:p text:style-name="P15">eternally displayed, claymation stop-motion style, vast magnificent </text:p>
      <text:p text:style-name="P15">gallery space with impossibly high ceilings supported by classical </text:p>
      <text:p text:style-name="P15">columns wrapped in gentle bioluminescent vines, hundreds of ornate </text:p>
      <text:p text:style-name="P15">golden frames float at various heights each containing a unique </text:p>
      <text:p text:style-name="P15">philosophical artwork glowing with inner light, the artworks visible </text:p>
      <text:p text:style-name="P15">include Renaissance-style paintings digital abstract pieces and </text:p>
      <text:p text:style-name="P15">various art styles representing the 9 philosophical themes, each </text:p>
      <text:p text:style-name="P15">frame has small golden plaque with quote attribution, Cosmo the </text:p>
      <text:p text:style-name="P15">astronaut standing in center of gallery gazing upward in wonder at </text:p>
      <text:p text:style-name="P15"><text:soft-page-break/>the floating collection his expression through fishbowl helmet </text:p>
      <text:p text:style-name="P15">showing awe and appreciation, smooth matte white spacesuit with </text:p>
      <text:p text:style-name="P15">bright orange boots and orange accents, USA flag patch on left </text:p>
      <text:p text:style-name="P15">shoulder Turbomindz logo on right shoulder, one clay hand raised </text:p>
      <text:p text:style-name="P15">pointing at a particularly beautiful piece, his tethered golden </text:p>
      <text:p text:style-name="P15">NFT frame floats beside him matching the gallery style, Stella </text:p>
      <text:p text:style-name="P15">the community connector walking beside Cosmo as guide wearing </text:p>
      <text:p text:style-name="P15">coral rose jumpsuit with gold star hair clip explaining the </text:p>
      <text:p text:style-name="P15">collection with animated gestures, large expressive brown eyes </text:p>
      <text:p text:style-name="P15">showing passion for art education, golden thread from her hands </text:p>
      <text:p text:style-name="P15">connecting to various artworks as she explains their significance, </text:p>
      <text:p text:style-name="P15">constellation freckles glowing, Nova the alien floating higher up </text:p>
      <text:p text:style-name="P15">among the artworks as curator her cyan teal body seeming to belong </text:p>
      <text:p text:style-name="P15">among the glowing frames, gold bioluminescent patterns forming </text:p>
      <text:p text:style-name="P15">organizational lines between related pieces, huge golden amber </text:p>
      <text:p text:style-name="P15">eyes reflecting the art collection, three floating orbs acting </text:p>
      <text:p text:style-name="P15">as spotlights illuminating featured pieces, the gallery floor is </text:p>
      <text:p text:style-name="P15">polished marble in cream with golden geometric patterns, soft </text:p>
      <text:p text:style-name="P15">floating benches for contemplation dot the space, warm ambient </text:p>
      <text:p text:style-name="P15">golden lighting mixes with the inner glow of artworks creating </text:p>
      <text:p text:style-name="P15">ethereal atmosphere, classical music visualization appears as </text:p>
      <text:p text:style-name="P15">gentle golden waves, the ceiling shows cosmic view through glass </text:p>
      <text:p text:style-name="P15">dome, purple and blue nebula visible, other small clay visitor </text:p>
      <text:p text:style-name="P15">figures browse the gallery appreciatively in background, smooth </text:p>
      <text:p text:style-name="P15">plasticine material quality throughout, visible clay fingerprint </text:p>
      <text:p text:style-name="P15">textures, Pixar meets Aardman quality, shot with Nikon D850 DSLR </text:p>
      <text:p text:style-name="P15">camera Nikkor 24-70mm f/2.8E ED VR lens 45.7 megapixels ISO 200, </text:p>
      <text:p text:style-name="P15">dramatic museum-quality lighting with soft golden key light and </text:p>
      <text:p text:style-name="P15">artwork-enhancing accent lights, shallow depth of field creating </text:p>
      <text:p text:style-name="P15">dreamy gallery atmosphere, cinematic color grading </text:p>
      <text:p text:style-name="P16">--ar 4:5 --v 7 --s 320 --q 2</text:p>
      <text:p text:style-name="P17"/>
      <text:h text:style-name="P22" text:outline-level="2">WORLD SCENE 3: "The Nine Theme Halls"</text:h>
      <text:p text:style-name="P6"><text:span text:style-name="Strong_20_Emphasis"><text:span text:style-name="T1">Purpose:</text:span></text:span><text:span text:style-name="T1"> Visualize the 9 philosophical discussion themes</text:span></text:p>
      <text:p text:style-name="P6"><text:span text:style-name="Strong_20_Emphasis"><text:span text:style-name="T1">Educational Focus:</text:span></text:span><text:span text:style-name="T1"> Philosophy categories, how ideas are organized for discussion</text:span></text:p>
      <text:p text:style-name="P17"/>
      <text:h text:style-name="P18" text:outline-level="3"><text:soft-page-break/>? MIDJOURNEY PROMPT:</text:h>
      <text:p text:style-name="P15">The entrance to the Nine Theme Halls of the Creative Village showing </text:p>
      <text:p text:style-name="P15">all nine philosophical discussion spaces, claymation stop-motion style, </text:p>
      <text:p text:style-name="P15">grand rotunda chamber with nine magnificent doorways arranged in </text:p>
      <text:p text:style-name="P15">semicircle each representing a different philosophical theme, each </text:p>
      <text:p text:style-name="P15">doorway glows with its theme color and distinctive symbol: CLASSICAL </text:p>
      <text:p text:style-name="P15">FOUNDATIONS with deep blue (#1A237E) and Greek column symbol, </text:p>
      <text:p text:style-name="P15">ENLIGHTENMENT AND REASON with warm gold (#C9A227) and sun rays symbol, </text:p>
      <text:p text:style-name="P15">EXISTENTIALISM AND MODERN with deep purple (#4A148C) and spiral symbol, </text:p>
      <text:p text:style-name="P15">MYSTICISM AND ESOTERICA with emerald (#00695C) and eye symbol, EASTERN </text:p>
      <text:p text:style-name="P15">WISDOM with burnt orange (#E65100) and yin-yang symbol, SCIENCE MEDIA </text:p>
      <text:p text:style-name="P15">AND MODERNITY with silver blue (#607D8B) and atom symbol, POETRY </text:p>
      <text:p text:style-name="P15">AESTHETICS AND LITERATURE with rose (#AD1457) and feather quill symbol, </text:p>
      <text:p text:style-name="P15">CIVIC SOCIAL AND MORAL with deep red (#B71C1C) and scales of justice </text:p>
      <text:p text:style-name="P15">symbol, PSYCHOLOGY MIND AND MEANING with teal (#00838F) and brain </text:p>
      <text:p text:style-name="P15">symbol, warm conversation light spills from each doorway suggesting </text:p>
      <text:p text:style-name="P15">active discussion within, small clay figure silhouettes visible entering </text:p>
      <text:p text:style-name="P15">different halls based on their interests, Nova the alien floating at </text:p>
      <text:p text:style-name="P15">the very center of the rotunda as cosmic guide gesturing toward all </text:p>
      <text:p text:style-name="P15">nine doorways equally with both three-fingered hands, cyan teal body </text:p>
      <text:p text:style-name="P15">glowing with all nine theme colors reflected, huge golden amber eyes </text:p>
      <text:p text:style-name="P15">inviting exploration of any path, gold patterns forming connecting </text:p>
      <text:p text:style-name="P15">lines between all doorways showing how themes interrelate, floating </text:p>
      <text:p text:style-name="P15">orbs positioned near different doorways as helpful guides, Cosmo the </text:p>
      <text:p text:style-name="P15">astronaut excitedly moving toward one doorway while looking at others </text:p>
      <text:p text:style-name="P15">showing the difficulty of choosing just one interest, white spacesuit </text:p>
      <text:p text:style-name="P15">with orange boots and USA flag patch on left shoulder, expression </text:p>
      <text:p text:style-name="P15">through helmet showing eager curiosity, Stella the community connector </text:p>
      <text:p text:style-name="P15">standing at the entrance helping a small clay newcomer figure decide </text:p>
      <text:p text:style-name="P15">which hall to enter first, coral rose jumpsuit with gold star hair </text:p>
      <text:p text:style-name="P15">clip, warm welcoming expression, golden thread creating path options </text:p>
      <text:p text:style-name="P15">for the newcomer to visualize, the rotunda floor features magnificent </text:p>
      <text:p text:style-name="P15">mosaic in cream gold and theme colors showing the interconnection of </text:p>
      <text:p text:style-name="P15">all philosophy, domed ceiling above shows cosmic view where the nine </text:p>
      <text:p text:style-name="P15">theme colors swirl together in nebula form, golden light bridges </text:p>
      <text:p text:style-name="P15">connect all doorways at upper level, smooth plasticine material </text:p>
      <text:p text:style-name="P15">quality throughout, visible clay fingerprint textures, Pixar meets </text:p>
      <text:p text:style-name="P15">Aardman quality, shot with Nikon D850 DSLR camera Nikkor 24-70mm </text:p>
      <text:p text:style-name="P15">f/2.8E ED VR lens 45.7 megapixels ISO 200, warm ambient lighting </text:p>
      <text:p text:style-name="P15"><text:soft-page-break/>with each doorway casting its theme color glow into the central </text:p>
      <text:p text:style-name="P15">space creating beautiful color mixing, shallow depth of field </text:p>
      <text:p text:style-name="P16">--ar 4:5 --v 7 --s 290 --q 2</text:p>
      <text:p text:style-name="P17"/>
      <text:h text:style-name="P22" text:outline-level="2">WORLD SCENE 4: "The Marriage Chapel"</text:h>
      <text:p text:style-name="P6"><text:span text:style-name="Strong_20_Emphasis"><text:span text:style-name="T1">Purpose:</text:span></text:span><text:span text:style-name="T1"> Illustrate the unique "marriage" system binding NFTs to physical art</text:span></text:p>
      <text:p text:style-name="P6"><text:span text:style-name="Strong_20_Emphasis"><text:span text:style-name="T1">Educational Focus:</text:span></text:span><text:span text:style-name="T1"> Phygital art concept, provenance, digital-physical connection</text:span></text:p>
      <text:p text:style-name="P17"/>
      <text:h text:style-name="P18" text:outline-level="3">? MIDJOURNEY PROMPT:</text:h>
      <text:p text:style-name="P15">The Marriage Chapel of the Creative Village where NFTs are permanently </text:p>
      <text:p text:style-name="P15">bound to physical artworks, claymation stop-motion style, intimate </text:p>
      <text:p text:style-name="P15">sacred space designed like a blend of classical chapel and cosmic </text:p>
      <text:p text:style-name="P15">observatory, at CENTER of the scene a marriage ceremony in progress </text:p>
      <text:p text:style-name="P15">with a glowing ethereal NFT frame made of golden digital light and a </text:p>
      <text:p text:style-name="P15">physical clay painting in ornate wooden frame floating toward each </text:p>
      <text:p text:style-name="P15">other, golden ribbons of binding light begin to spiral around both </text:p>
      <text:p text:style-name="P15">pieces creating permanent connection forming infinity symbol, small </text:p>
      <text:p text:style-name="P15">floating hearts and commitment sparkles surround the bonding moment, </text:p>
      <text:p text:style-name="P15">Nova the alien floating above the union as ceremonial officiant her </text:p>
      <text:p text:style-name="P15">three-fingered hands raised in blessing gesture creating the binding </text:p>
      <text:p text:style-name="P15">light from her fingertips, cyan teal body glowing with extra </text:p>
      <text:p text:style-name="P15">luminosity during this sacred duty, huge golden amber eyes soft with </text:p>
      <text:p text:style-name="P15">reverence for the commitment being made, gold bioluminescent patterns </text:p>
      <text:p text:style-name="P15">forming heart and infinity symbols, floating orbs positioned as </text:p>
      <text:p text:style-name="P15">ceremonial witnesses glowing brighter during the binding, Stella the </text:p>
      <text:p text:style-name="P15">community connector serving as witness and recorder standing to one </text:p>
      <text:p text:style-name="P15">side holding golden Marriage Certificate scroll with elegant calligraphy, </text:p>
      <text:p text:style-name="P15">coral rose jumpsuit with gold star hair clip, expression showing </text:p>
      <text:p text:style-name="P15">touched emotion at witnessing the union, golden thread from her hands </text:p>
      <text:p text:style-name="P15">connecting to the certificate documenting the permanent bond, Cosmo </text:p>
      <text:p text:style-name="P15">the astronaut as the owner making the commitment standing below looking </text:p>
      <text:p text:style-name="P15">up at his NFT and physical artwork becoming one, white spacesuit with </text:p>
      <text:p text:style-name="P15">orange boots and USA flag patch on left shoulder, expression through </text:p>
      <text:p text:style-name="P15">fishbowl helmet showing deep pride and emotional investment, one clay </text:p>
      <text:p text:style-name="P15">hand over heart, the chapel interior features stained glass windows </text:p>
      <text:p text:style-name="P15">showing the history of art and ownership, marble altar where ceremonies </text:p>
      <text:p text:style-name="P15"><text:soft-page-break/>take place, floating candles in gold and teal light, comfortable pews </text:p>
      <text:p text:style-name="P15">for witnesses, the ceiling opens to stars suggesting the cosmic </text:p>
      <text:p text:style-name="P15">significance of the commitment, golden text floats reading SOUL AND </text:p>
      <text:p text:style-name="P15">BODY BOUND FOREVER, cream walls with gold accents and soft teal </text:p>
      <text:p text:style-name="P15">bioluminescent trim, small audience of clay community figure witnesses </text:p>
      <text:p text:style-name="P15">watching approvingly, smooth plasticine material quality throughout, </text:p>
      <text:p text:style-name="P15">visible clay fingerprint textures, Pixar meets Aardman quality, shot </text:p>
      <text:p text:style-name="P15">with Nikon D850 DSLR camera Nikkor 24-70mm f/2.8E ED VR lens 45.7 </text:p>
      <text:p text:style-name="P15">megapixels ISO 200, warm romantic golden lighting with the binding </text:p>
      <text:p text:style-name="P15">moment as brightest point creating focal emphasis, shallow depth of </text:p>
      <text:p text:style-name="P15">field with soft bokeh on background, cinematic color grading </text:p>
      <text:p text:style-name="P16">--ar 4:5 --v 7 --s 310 --q 2</text:p>
      <text:p text:style-name="P17"/>
      <text:h text:style-name="P22" text:outline-level="2">WORLD SCENE 5: "The Trading Plaza"</text:h>
      <text:p text:style-name="P6"><text:span text:style-name="Strong_20_Emphasis"><text:span text:style-name="T1">Purpose:</text:span></text:span><text:span text:style-name="T1"> Show the transparent public marketplace concept</text:span></text:p>
      <text:p text:style-name="P6"><text:span text:style-name="Strong_20_Emphasis"><text:span text:style-name="T1">Educational Focus:</text:span></text:span><text:span text:style-name="T1"> Trust through transparency, community-witnessed trading</text:span></text:p>
      <text:p text:style-name="P17"/>
      <text:h text:style-name="P18" text:outline-level="3">? MIDJOURNEY PROMPT:</text:h>
      <text:p text:style-name="P15">The Trading Plaza of the Creative Village showing transparent </text:p>
      <text:p text:style-name="P15">community-witnessed marketplace in action, claymation stop-motion </text:p>
      <text:p text:style-name="P15">style, magnificent open-air amphitheater marketplace where all </text:p>
      <text:p text:style-name="P15">trading happens publicly with the community as witnesses, at CENTER </text:p>
      <text:p text:style-name="P15">of the trading floor two friendly clay figures as buyer and seller </text:p>
      <text:p text:style-name="P15">conduct negotiation with their conversation visible as golden speech </text:p>
      <text:p text:style-name="P15">bubbles floating between them showing OFFER and COUNTER OFFER and </text:p>
      <text:p text:style-name="P15">AGREED in elegant text, the artwork being traded visible between </text:p>
      <text:p text:style-name="P15">them in ornate floating frame, surrounding the trading floor in </text:p>
      <text:p text:style-name="P15">rising circular seating are MANY small clay community figures </text:p>
      <text:p text:style-name="P15">watching and witnessing the fair trade some nodding approvingly </text:p>
      <text:p text:style-name="P15">some taking notes all engaged as accountability witnesses, the </text:p>
      <text:p text:style-name="P15">seating area glows with soft teal and gold community lights, Stella </text:p>
      <text:p text:style-name="P15">the community connector serving as trade facilitator standing at </text:p>
      <text:p text:style-name="P15">the edge of the trading floor making sure everything is visible </text:p>
      <text:p text:style-name="P15">and fair, coral rose jumpsuit with gold star hair clip, holding </text:p>
      <text:p text:style-name="P15">clipboard documenting the public record, large expressive brown </text:p>
      <text:p text:style-name="P15">eyes watching both parties with fairness, golden thread from her </text:p>
      <text:p text:style-name="P15"><text:soft-page-break/>hands connecting buyer seller and community witnesses showing the </text:p>
      <text:p text:style-name="P15">web of accountability, Cosmo the astronaut sitting in the community </text:p>
      <text:p text:style-name="P15">witness section learning how trading works, white spacesuit with </text:p>
      <text:p text:style-name="P15">orange boots and USA flag patch on left shoulder, expression </text:p>
      <text:p text:style-name="P15">through fishbowl helmet showing engaged interest and understanding, </text:p>
      <text:p text:style-name="P15">Nova the alien floating above the entire plaza as oversight presence </text:p>
      <text:p text:style-name="P15">her cyan teal body visible to all, huge golden amber eyes seeing </text:p>
      <text:p text:style-name="P15">every detail of the fair exchange, gold patterns forming checkmarks </text:p>
      <text:p text:style-name="P15">and verification symbols, floating orbs positioned as spotlights </text:p>
      <text:p text:style-name="P15">ensuring nothing is hidden, the plaza architecture blends Greek </text:p>
      <text:p text:style-name="P15">amphitheater columns with cosmic floating platforms, a large </text:p>
      <text:p text:style-name="P15">transparent screen behind the trading floor displays THE THREAD </text:p>
      <text:p text:style-name="P15">showing the complete public record of the negotiation, golden </text:p>
      <text:p text:style-name="P15">pathways connect witness seating to trading floor, text visible </text:p>
      <text:p text:style-name="P15">reading PUBLIC TRADING TRUST THROUGH TRANSPARENCY, the ceiling </text:p>
      <text:p text:style-name="P15">is open to the cosmic sky suggesting universal witness, cream </text:p>
      <text:p text:style-name="P15">and gold color palette with teal accents, smooth plasticine </text:p>
      <text:p text:style-name="P15">material quality throughout, visible clay fingerprint textures, </text:p>
      <text:p text:style-name="P15">Pixar meets Aardman quality, shot with Nikon D850 DSLR camera </text:p>
      <text:p text:style-name="P15">Nikkor 24-70mm f/2.8E ED VR lens 45.7 megapixels ISO 200, bright </text:p>
      <text:p text:style-name="P15">clear lighting emphasizing that nothing is hidden everything </text:p>
      <text:p text:style-name="P15">visible, shallow depth of field focusing on trading moment </text:p>
      <text:p text:style-name="P16">--ar 4:5 --v 7 --s 275 --q 2</text:p>
      <text:p text:style-name="P17"/>
      <text:h text:style-name="P22" text:outline-level="2">WORLD SCENE 6: "The Observatory"</text:h>
      <text:p text:style-name="P6"><text:span text:style-name="Strong_20_Emphasis"><text:span text:style-name="T1">Purpose:</text:span></text:span><text:span text:style-name="T1"> Nova's special space for cosmic contemplation and wisdom</text:span></text:p>
      <text:p text:style-name="P6"><text:span text:style-name="Strong_20_Emphasis"><text:span text:style-name="T1">Educational Focus:</text:span></text:span><text:span text:style-name="T1"> Deep thinking, cosmic perspective, philosophy meditation</text:span></text:p>
      <text:p text:style-name="P17"/>
      <text:h text:style-name="P18" text:outline-level="3">? MIDJOURNEY PROMPT:</text:h>
      <text:p text:style-name="P15">The Observatory of the Creative Village where cosmic wisdom is </text:p>
      <text:p text:style-name="P15">contemplated and shared, claymation stop-motion style, magnificent </text:p>
      <text:p text:style-name="P15">domed chamber at the highest point of the Village with transparent </text:p>
      <text:p text:style-name="P15">crystal walls and ceiling revealing the infinite cosmos in all </text:p>
      <text:p text:style-name="P15">directions, the dome shows spectacular view of swirling purple </text:p>
      <text:p text:style-name="P15">blue and gold nebulae, distant galaxies, and countless stars, </text:p>
      <text:p text:style-name="P15">Nova the alien at the very center of the Observatory in deep </text:p>
      <text:p text:style-name="P15"><text:soft-page-break/>meditation pose floating higher than usual, her cyan teal body </text:p>
      <text:p text:style-name="P15">appearing to merge with the cosmic view, gold bioluminescent </text:p>
      <text:p text:style-name="P15">patterns pulsing slowly in harmony with distant star rhythms, </text:p>
      <text:p text:style-name="P15">huge golden amber eyes half-closed in contemplation yet radiating </text:p>
      <text:p text:style-name="P15">wisdom, three-fingered hands pressed together in wise gesture, </text:p>
      <text:p text:style-name="P15">floating orbs now distant and orbiting slowly like personal </text:p>
      <text:p text:style-name="P15">planets, antennae glowing with received cosmic signals, she </text:p>
      <text:p text:style-name="P15">appears to be downloading wisdom from the universe itself, </text:p>
      <text:p text:style-name="P15">streams of golden light flow from the stars through Nova creating </text:p>
      <text:p text:style-name="P15">visible connection between cosmic and personal, Cosmo the astronaut </text:p>
      <text:p text:style-name="P15">sitting on meditation cushion nearby watching Nova with quiet </text:p>
      <text:p text:style-name="P15">reverence and attempting his own contemplation, white spacesuit </text:p>
      <text:p text:style-name="P15">with orange boots and USA flag patch on left shoulder, expression </text:p>
      <text:p text:style-name="P15">through fishbowl helmet showing peaceful focus mixed with slight </text:p>
      <text:p text:style-name="P15">struggle to quiet his curious mind, his tethered golden NFT frame </text:p>
      <text:p text:style-name="P15">resting peacefully beside him, Stella the community connector </text:p>
      <text:p text:style-name="P15">sitting on another cushion creating a small gathering, coral </text:p>
      <text:p text:style-name="P15">rose jumpsuit with gold star hair clip, eyes closed in her own </text:p>
      <text:p text:style-name="P15">meditation, slight smile of peace, golden thread from her hands </text:p>
      <text:p text:style-name="P15">connecting all three characters showing how contemplation builds </text:p>
      <text:p text:style-name="P15">community, the Observatory floor is polished obsidian reflecting </text:p>
      <text:p text:style-name="P15">the cosmos above creating infinity effect, floating cushions in </text:p>
      <text:p text:style-name="P15">cream and gold for meditation scattered throughout, ancient </text:p>
      <text:p text:style-name="P15">astronomical instruments blend with futuristic displays showing </text:p>
      <text:p text:style-name="P15">star charts and philosophical constellation maps, the atmosphere </text:p>
      <text:p text:style-name="P15">is profoundly peaceful yet intellectually alive, soft ambient </text:p>
      <text:p text:style-name="P15">lighting from the cosmos itself with gentle teal and gold accents </text:p>
      <text:p text:style-name="P15">from the chamber, smooth plasticine material quality throughout, </text:p>
      <text:p text:style-name="P15">visible clay fingerprint textures, Pixar meets Aardman quality, </text:p>
      <text:p text:style-name="P15">shot with Nikon D850 DSLR camera Nikkor 24-70mm f/2.8E ED VR </text:p>
      <text:p text:style-name="P15">lens 45.7 megapixels ISO 200, cosmic lighting with stars as </text:p>
      <text:p text:style-name="P15">primary light source and gentle fill from chamber accents, </text:p>
      <text:p text:style-name="P15">deep depth of field to show cosmic scope </text:p>
      <text:p text:style-name="P16">--ar 4:5 --v 7 --s 320 --q 2</text:p>
      <text:p text:style-name="P17"/>
      <text:h text:style-name="P22" text:outline-level="2">WORLD SCENE 7: "The Workshop"</text:h>
      <text:p text:style-name="P6"><text:span text:style-name="Strong_20_Emphasis"><text:span text:style-name="T1">Purpose:</text:span></text:span><text:span text:style-name="T1"> Cosmo's creative space for making and experimenting</text:span></text:p>
      <text:p text:style-name="P6"><text:soft-page-break/><text:span text:style-name="Strong_20_Emphasis"><text:span text:style-name="T1">Educational Focus:</text:span></text:span><text:span text:style-name="T1"> Creative process, art-making, learning by doing</text:span></text:p>
      <text:p text:style-name="P17"/>
      <text:h text:style-name="P18" text:outline-level="3">? MIDJOURNEY PROMPT:</text:h>
      <text:p text:style-name="P15">The Workshop of the Creative Village where Cosmo creates and </text:p>
      <text:p text:style-name="P15">experiments with art, claymation stop-motion style, warm inviting </text:p>
      <text:p text:style-name="P15">creative studio space packed with art supplies tools and works </text:p>
      <text:p text:style-name="P15">in progress, Cosmo the astronaut at the center of his element </text:p>
      <text:p text:style-name="P15">standing at a large easel actively painting with expression of </text:p>
      <text:p text:style-name="P15">joyful creative flow visible through fishbowl helmet, white </text:p>
      <text:p text:style-name="P15">spacesuit now adorably splattered with small colorful paint dots </text:p>
      <text:p text:style-name="P15">showing he gets hands-on, orange boots planted firmly in creative </text:p>
      <text:p text:style-name="P15">stance, USA flag patch on left shoulder visible beneath paint </text:p>
      <text:p text:style-name="P15">smudge, orange backpack open nearby with art supplies spilling </text:p>
      <text:p text:style-name="P15">out showing his preparedness, various stages of artwork visible </text:p>
      <text:p text:style-name="P15">around the studio including finished pieces in frames works in </text:p>
      <text:p text:style-name="P15">progress on easels blank canvases waiting for inspiration, the </text:p>
      <text:p text:style-name="P15">workshop features traditional art supplies like brushes paints </text:p>
      <text:p text:style-name="P15">and canvases alongside futuristic tools like holographic color </text:p>
      <text:p text:style-name="P15">palette generators and AI assistance displays, Nova the alien </text:p>
      <text:p text:style-name="P15">floating nearby acting as creative consultant and art theory </text:p>
      <text:p text:style-name="P15">teacher, cyan teal body positioned near a holographic display </text:p>
      <text:p text:style-name="P15">she's created showing color theory diagrams and composition </text:p>
      <text:p text:style-name="P15">guides, huge golden amber eyes watching Cosmo's work with </text:p>
      <text:p text:style-name="P15">encouraging attention, three-fingered hands occasionally </text:p>
      <text:p text:style-name="P15">gesturing to suggest improvements in gentle teaching manner, </text:p>
      <text:p text:style-name="P15">gold patterns forming artistic symbols, floating orbs acting </text:p>
      <text:p text:style-name="P15">as additional light sources for the easel work, Stella the </text:p>
      <text:p text:style-name="P15">community connector has dropped by bringing refreshments and </text:p>
      <text:p text:style-name="P15">encouragement, coral rose jumpsuit with gold star hair clip, </text:p>
      <text:p text:style-name="P15">carrying a tray with steaming coffee cups and snacks, large </text:p>
      <text:p text:style-name="P15">expressive brown eyes showing supportive interest in Cosmo's </text:p>
      <text:p text:style-name="P15">creative work, golden thread connecting her to Cosmo and Nova </text:p>
      <text:p text:style-name="P15">showing creative collaboration and community support, the </text:p>
      <text:p text:style-name="P15">workshop walls display inspirational quotes from famous artists </text:p>
      <text:p text:style-name="P15">and philosophers, large windows let in warm natural light mixing </text:p>
      <text:p text:style-name="P15">with studio lighting, the floor has creative debris paint drips </text:p>
      <text:p text:style-name="P15">and discarded sketches adding authentic studio atmosphere, </text:p>
      <text:p text:style-name="P15">shelves hold reference books art history texts and small </text:p>
      <text:p text:style-name="P15"><text:soft-page-break/>sculptures, cream walls with colorful accent areas where test </text:p>
      <text:p text:style-name="P15">paint strokes have been tried, warm golden studio lighting with </text:p>
      <text:p text:style-name="P15">directional easel light, smooth plasticine material quality </text:p>
      <text:p text:style-name="P15">throughout, visible clay fingerprint textures, Pixar meets </text:p>
      <text:p text:style-name="P15">Aardman quality, shot with Nikon D850 DSLR camera Nikkor </text:p>
      <text:p text:style-name="P15">24-70mm f/2.8E ED VR lens 45.7 megapixels ISO 200, warm </text:p>
      <text:p text:style-name="P15">creative studio lighting emphasizing the joy of making </text:p>
      <text:p text:style-name="P16">--ar 4:5 --v 7 --s 285 --q 2</text:p>
      <text:p text:style-name="P17"/>
      <text:h text:style-name="P22" text:outline-level="2">WORLD SCENE 8: "The Connection Hub"</text:h>
      <text:p text:style-name="P6"><text:span text:style-name="Strong_20_Emphasis"><text:span text:style-name="T1">Purpose:</text:span></text:span><text:span text:style-name="T1"> Stella's space for community building and introductions</text:span></text:p>
      <text:p text:style-name="P6"><text:span text:style-name="Strong_20_Emphasis"><text:span text:style-name="T1">Educational Focus:</text:span></text:span><text:span text:style-name="T1"> Community building, networking, finding your tribe</text:span></text:p>
      <text:p text:style-name="P17"/>
      <text:h text:style-name="P18" text:outline-level="3">? MIDJOURNEY PROMPT:</text:h>
      <text:p text:style-name="P15">The Connection Hub of the Creative Village where Stella brings </text:p>
      <text:p text:style-name="P15">community members together, claymation stop-motion style, warm </text:p>
      <text:p text:style-name="P15">vibrant community center space designed like a combination of </text:p>
      <text:p text:style-name="P15">modern coworking space and cozy coffee shop with conversation </text:p>
      <text:p text:style-name="P15">nooks, Stella the community connector at the very center of the </text:p>
      <text:p text:style-name="P15">Hub in her element actively introducing two small clay community </text:p>
      <text:p text:style-name="P15">member figures to each other, coral rose jumpsuit with gold star </text:p>
      <text:p text:style-name="P15">hair clip, arms extended toward both parties with golden thread </text:p>
      <text:p text:style-name="P15">literally flowing from her fingertips connecting them creating </text:p>
      <text:p text:style-name="P15">visible social bond, large expressive brown eyes sparkling with </text:p>
      <text:p text:style-name="P15">the joy of bringing people together, warm beaming smile, </text:p>
      <text:p text:style-name="P15">constellation freckles glowing brighter with the positive social </text:p>
      <text:p text:style-name="P15">energy, small floating hearts appear around the successful </text:p>
      <text:p text:style-name="P15">introduction, multiple similar introduction scenes happening </text:p>
      <text:p text:style-name="P15">simultaneously around the Hub with golden connection threads </text:p>
      <text:p text:style-name="P15">creating beautiful web pattern overhead showing the network of </text:p>
      <text:p text:style-name="P15">community relationships Stella has built, the Hub features cozy </text:p>
      <text:p text:style-name="P15">seating areas with comfortable chairs and sofas arranged in </text:p>
      <text:p text:style-name="P15">conversation circles, small tables with refreshments, bulletin </text:p>
      <text:p text:style-name="P15">board areas with member profiles and interest tags helping </text:p>
      <text:p text:style-name="P15">people find others with shared passions, large screen displaying </text:p>
      <text:p text:style-name="P15">COMMUNITY CALENDAR showing upcoming events and gatherings, </text:p>
      <text:p text:style-name="P15"><text:soft-page-break/>Nova the alien floating near the interest-matching display </text:p>
      <text:p text:style-name="P15">acting as the algorithm that helps find compatible community </text:p>
      <text:p text:style-name="P15">members, cyan teal body with gold patterns forming connection </text:p>
      <text:p text:style-name="P15">diagrams and compatibility charts, huge golden amber eyes </text:p>
      <text:p text:style-name="P15">processing relationships and suggesting introductions, floating </text:p>
      <text:p text:style-name="P15">orbs positioned near different community members highlighting </text:p>
      <text:p text:style-name="P15">shared interests, Cosmo the astronaut sitting in a conversation </text:p>
      <text:p text:style-name="P15">nook newly introduced to a small clay artist figure having </text:p>
      <text:p text:style-name="P15">animated discussion about art techniques, white spacesuit with </text:p>
      <text:p text:style-name="P15">orange boots and USA flag patch on left shoulder, expression </text:p>
      <text:p text:style-name="P15">through fishbowl helmet showing excitement of making new friend, </text:p>
      <text:p text:style-name="P15">the Hub has warm coral and cream color palette with gold accents, </text:p>
      <text:p text:style-name="P15">large windows with views of the rest of the Creative Village, </text:p>
      <text:p text:style-name="P15">plants and cozy touches make it feel like home, coffee bar in </text:p>
      <text:p text:style-name="P15">corner with barista figure, the ceiling features floating </text:p>
      <text:p text:style-name="P15">connection visualization showing all the relationships in the </text:p>
      <text:p text:style-name="P15">community as golden threads, smooth plasticine material quality </text:p>
      <text:p text:style-name="P15">throughout, visible clay fingerprint textures, Pixar meets </text:p>
      <text:p text:style-name="P15">Aardman quality, shot with Nikon D850 DSLR camera Nikkor </text:p>
      <text:p text:style-name="P15">24-70mm f/2.8E ED VR lens 45.7 megapixels ISO 200, warm </text:p>
      <text:p text:style-name="P15">welcoming ambient lighting with gold accent highlights on </text:p>
      <text:p text:style-name="P15">connection moments </text:p>
      <text:p text:style-name="P16">--ar 4:5 --v 7 --s 290 --q 2</text:p>
      <text:p text:style-name="P17"/>
      <text:h text:style-name="P22" text:outline-level="2">WORLD SCENE 9: "The Coffee Nebula"</text:h>
      <text:p text:style-name="P6"><text:span text:style-name="Strong_20_Emphasis"><text:span text:style-name="T1">Purpose:</text:span></text:span><text:span text:style-name="T1"> Casual gathering space for informal community bonding</text:span></text:p>
      <text:p text:style-name="P6"><text:span text:style-name="Strong_20_Emphasis"><text:span text:style-name="T1">Educational Focus:</text:span></text:span><text:span text:style-name="T1"> Community culture, informal learning, belonging</text:span></text:p>
      <text:p text:style-name="P17"/>
      <text:h text:style-name="P18" text:outline-level="3">? MIDJOURNEY PROMPT:</text:h>
      <text:p text:style-name="P15">The Coffee Nebula café of the Creative Village where community </text:p>
      <text:p text:style-name="P15">members gather casually, claymation stop-motion style, cozy </text:p>
      <text:p text:style-name="P15">cosmic-themed café with comfortable seating areas tables and </text:p>
      <text:p text:style-name="P15">a beautiful coffee bar designed to look like a miniature nebula </text:p>
      <text:p text:style-name="P15">with steam rising like cosmic clouds, all three main characters </text:p>
      <text:p text:style-name="P15">enjoying casual downtime together at a corner table, Cosmo the </text:p>
      <text:p text:style-name="P15">astronaut sitting in comfortable chair his fishbowl helmet </text:p>
      <text:p text:style-name="P15"><text:soft-page-break/>removed and resting on table revealing his full friendly clay </text:p>
      <text:p text:style-name="P15">face for the first time as he relaxes with friends, short brown </text:p>
      <text:p text:style-name="P15">clay-textured hair slightly messy, holding oversized coffee mug </text:p>
      <text:p text:style-name="P15">in both clay hands, white spacesuit with orange boots and USA </text:p>
      <text:p text:style-name="P15">flag patch on left shoulder visible, orange backpack hanging </text:p>
      <text:p text:style-name="P15">on chair, expression of pure relaxed contentment and laughter </text:p>
      <text:p text:style-name="P15">at something Nova just said, Stella the community connector </text:p>
      <text:p text:style-name="P15">sitting across the table in relaxed pose, coral rose jumpsuit </text:p>
      <text:p text:style-name="P15">with gold star hair clip, holding her own coffee cup warmly, </text:p>
      <text:p text:style-name="P15">large expressive brown eyes crinkled with genuine laughter, </text:p>
      <text:p text:style-name="P15">no golden thread flowing showing she's off-duty just being a </text:p>
      <text:p text:style-name="P15">friend, constellation freckles catching the ambient café light, </text:p>
      <text:p text:style-name="P15">Nova the alien floating at table height on a modified chair </text:p>
      <text:p text:style-name="P15">having just told a joke based on her alien perspective, cyan </text:p>
      <text:p text:style-name="P15">teal body relaxed and less luminous showing casual mode, huge </text:p>
      <text:p text:style-name="P15">golden amber eyes curved in rare full smile, floating orbs </text:p>
      <text:p text:style-name="P15">resting on table like sleepy pets, tiny coffee cup sized for </text:p>
      <text:p text:style-name="P15">her three-fingered hands, the café interior features cosmic </text:p>
      <text:p text:style-name="P15">décor with nebula patterns on walls and ceiling, comfortable </text:p>
      <text:p text:style-name="P15">mismatched furniture suggesting community donations, other </text:p>
      <text:p text:style-name="P15">small clay community figures at various tables having their </text:p>
      <text:p text:style-name="P15">own conversations some reading some chatting some creating, </text:p>
      <text:p text:style-name="P15">coffee bar tended by friendly barista figure with steampunk </text:p>
      <text:p text:style-name="P15">espresso machine that creates nebula-pattern latte art, </text:p>
      <text:p text:style-name="P15">blackboard menu with philosophical coffee drink names EXISTENTIAL </text:p>
      <text:p text:style-name="P15">ESPRESSO STOIC STEAM etc, bookshelves with philosophy texts </text:p>
      <text:p text:style-name="P15">for borrowing, cozy lamps and fairy lights creating warm </text:p>
      <text:p text:style-name="P15">atmosphere, large windows showing the rest of the Village </text:p>
      <text:p text:style-name="P15">outside, the smell of coffee almost visible as warm golden </text:p>
      <text:p text:style-name="P15">particles in the air, cream and warm brown color palette with </text:p>
      <text:p text:style-name="P15">gold and teal accents, community bulletin board near entrance </text:p>
      <text:p text:style-name="P15">with member announcements, smooth plasticine material quality </text:p>
      <text:p text:style-name="P15">throughout, visible clay fingerprint textures, Pixar meets </text:p>
      <text:p text:style-name="P15">Aardman quality, shot with Nikon D850 DSLR camera Nikkor </text:p>
      <text:p text:style-name="P15">24-70mm f/2.8E ED VR lens 45.7 megapixels ISO 200, warm </text:p>
      <text:p text:style-name="P15">cozy café lighting with focus on the three friends </text:p>
      <text:p text:style-name="P16">--ar 4:5 --v 7 --s 280 --q 2</text:p>
      <text:p text:style-name="P17"/>
      <text:h text:style-name="P22" text:outline-level="2"><text:soft-page-break/>WORLD SCENE 10: "The Wisdom Garden"</text:h>
      <text:p text:style-name="P6"><text:span text:style-name="Strong_20_Emphasis"><text:span text:style-name="T1">Purpose:</text:span></text:span><text:span text:style-name="T1"> Contemplative outdoor space for learning and reflection</text:span></text:p>
      <text:p text:style-name="P6"><text:span text:style-name="Strong_20_Emphasis"><text:span text:style-name="T1">Educational Focus:</text:span></text:span><text:span text:style-name="T1"> Philosophy in nature, contemplative learning, growth</text:span></text:p>
      <text:p text:style-name="P17"/>
      <text:h text:style-name="P18" text:outline-level="3">? MIDJOURNEY PROMPT:</text:h>
      <text:p text:style-name="P15">The Wisdom Garden of the Creative Village where philosophy </text:p>
      <text:p text:style-name="P15">meets nature in contemplative outdoor learning space, claymation </text:p>
      <text:p text:style-name="P15">stop-motion style, magnificent floating garden platform with </text:p>
      <text:p text:style-name="P15">bioluminescent plants philosophical sculptures and meditation </text:p>
      <text:p text:style-name="P15">spots surrounded by the cosmic void yet feeling completely </text:p>
      <text:p text:style-name="P15">safe and nurturing, the garden features plants that literally </text:p>
      <text:p text:style-name="P15">respond to philosophical discussion growing and blooming when </text:p>
      <text:p text:style-name="P15">wisdom is shared, pathways made of golden light wind between </text:p>
      <text:p text:style-name="P15">garden sections each dedicated to different philosophical </text:p>
      <text:p text:style-name="P15">traditions, all three characters engaged in learning moment, </text:p>
      <text:p text:style-name="P15">Nova the alien serving as teacher floating before a group </text:p>
      <text:p text:style-name="P15">including Cosmo and Stella, her cyan teal body positioned </text:p>
      <text:p text:style-name="P15">near a special Wisdom Tree whose glowing leaves contain </text:p>
      <text:p text:style-name="P15">visible quote text, three-fingered hands gesturing toward </text:p>
      <text:p text:style-name="P15">the tree explaining how wisdom grows from understanding, </text:p>
      <text:p text:style-name="P15">huge golden amber eyes soft with teaching patience, gold </text:p>
      <text:p text:style-name="P15">bioluminescent patterns forming the lesson structure in the </text:p>
      <text:p text:style-name="P15">air, floating orbs illuminating different parts of the </text:p>
      <text:p text:style-name="P15">lesson, Cosmo the astronaut sitting on garden bench as </text:p>
      <text:p text:style-name="P15">attentive student, white spacesuit with orange boots and </text:p>
      <text:p text:style-name="P15">USA flag patch on left shoulder, fishbowl helmet showing </text:p>
      <text:p text:style-name="P15">expression of dawning understanding and inspiration, clay </text:p>
      <text:p text:style-name="P15">hand raised with question showing his engaged curiosity, </text:p>
      <text:p text:style-name="P15">small notebook balanced on knee showing he takes notes, </text:p>
      <text:p text:style-name="P15">Stella the community connector sitting nearby also learning </text:p>
      <text:p text:style-name="P15">but also watching other learners to ensure everyone follows, </text:p>
      <text:p text:style-name="P15">coral rose jumpsuit with gold star hair clip, large expressive </text:p>
      <text:p text:style-name="P15">brown eyes moving between Nova's lesson and other students, </text:p>
      <text:p text:style-name="P15">golden thread subtly connecting all learners together, </text:p>
      <text:p text:style-name="P15">additional small clay community figures scattered throughout </text:p>
      <text:p text:style-name="P15">the garden in various contemplative activities some meditating </text:p>
      <text:p text:style-name="P15">beneath philosophy flowers some reading on benches some </text:p>
      <text:p text:style-name="P15">walking the golden paths, the garden features stone markers </text:p>
      <text:p text:style-name="P15"><text:soft-page-break/>with engraved wisdom quotes, a gentle waterfall that flows </text:p>
      <text:p text:style-name="P15">upward carrying illuminated letters of philosophical texts, </text:p>
      <text:p text:style-name="P15">butterflies that are actually flying quote fragments, the </text:p>
      <text:p text:style-name="P15">cosmic void surrounds the garden but feels distant and </text:p>
      <text:p text:style-name="P15">beautiful rather than threatening, purple blue and gold </text:p>
      <text:p text:style-name="P15">nebula visible beyond the garden edge, the floor combines </text:p>
      <text:p text:style-name="P15">natural stone paths with embedded constellation patterns, </text:p>
      <text:p text:style-name="P15">soft ambient lighting from bioluminescent plants creates </text:p>
      <text:p text:style-name="P15">intimate learning atmosphere, cream gold teal and purple </text:p>
      <text:p text:style-name="P15">color palette, smooth plasticine material quality throughout, </text:p>
      <text:p text:style-name="P15">visible clay fingerprint textures, Pixar meets Aardman </text:p>
      <text:p text:style-name="P15">quality, shot with Nikon D850 DSLR camera Nikkor 24-70mm </text:p>
      <text:p text:style-name="P15">f/2.8E ED VR lens 45.7 megapixels ISO 200, gentle natural </text:p>
      <text:p text:style-name="P15">lighting with bioluminescent accents creating contemplative </text:p>
      <text:p text:style-name="P15">mood, medium depth of field </text:p>
      <text:p text:style-name="P16">--ar 4:5 --v 7 --s 300 --q 2</text:p>
      <text:p text:style-name="P17"/>
      <text:h text:style-name="P21" text:outline-level="1">PART III: CHARACTER EVERYDAY LIFE SCENES</text:h>
      <text:h text:style-name="P22" text:outline-level="2">4 Scenes Each Showing Individual Character Daily Activities</text:h>
      <text:p text:style-name="P17"/>
      <text:h text:style-name="P21" text:outline-level="1">COSMO'S EVERYDAY LIFE (4 Scenes)</text:h>
      <text:h text:style-name="P22" text:outline-level="2">COSMO SCENE 1: "Morning Routine — Preparing for a Day of Discovery"</text:h>
      <text:p text:style-name="P6"><text:span text:style-name="Strong_20_Emphasis"><text:span text:style-name="T1">Purpose:</text:span></text:span><text:span text:style-name="T1"> Show Cosmo's optimistic, curious approach to each day</text:span></text:p>
      <text:p text:style-name="P6"><text:span text:style-name="Strong_20_Emphasis"><text:span text:style-name="T1">Educational Focus:</text:span></text:span><text:span text:style-name="T1"> Preparation, curiosity, beginner's mindset</text:span></text:p>
      <text:p text:style-name="P17"/>
      <text:h text:style-name="P18" text:outline-level="3">? MIDJOURNEY PROMPT:</text:h>
      <text:p text:style-name="P15">Cosmo the astronaut's morning routine in his cozy living quarters </text:p>
      <text:p text:style-name="P15"><text:soft-page-break/>at the Creative Village, claymation stop-motion style, small </text:p>
      <text:p text:style-name="P15">charming personal space that reflects his curious explorer </text:p>
      <text:p text:style-name="P15">personality, Cosmo standing before a mirror in his quarters </text:p>
      <text:p text:style-name="P15">putting on his fishbowl helmet preparing for a new day of </text:p>
      <text:p text:style-name="P15">discovery, his white spacesuit already on with bright orange </text:p>
      <text:p text:style-name="P15">boots laced up, USA flag patch on left shoulder visible in </text:p>
      <text:p text:style-name="P15">mirror reflection, Turbomindz badge on chest, expression through </text:p>
      <text:p text:style-name="P15">partly-on helmet showing excited anticipation for the day ahead, </text:p>
      <text:p text:style-name="P15">big smile and bright eager eyes, his quarters show his personality </text:p>
      <text:p text:style-name="P15">through details: star maps on walls with exploration notes, </text:p>
      <text:p text:style-name="P15">shelf of souvenirs from different areas of the Village, photo </text:p>
      <text:p text:style-name="P15">board with pictures of him with Nova and Stella and other </text:p>
      <text:p text:style-name="P15">community members, half-finished artwork on small personal </text:p>
      <text:p text:style-name="P15">easel showing his creative side, to-do list floating nearby </text:p>
      <text:p text:style-name="P15">with items like EXPLORE NEW THEME HALL CHECK and ASK NOVA ABOUT </text:p>
      <text:p text:style-name="P15">COSMOLOGY CHECK and HELP STELLA WITH WELCOME EVENT CHECK, his </text:p>
      <text:p text:style-name="P15">orange backpack on nearby chair already packed with art supplies </text:p>
      <text:p text:style-name="P15">sketchbook and snacks for the day, the window shows beautiful </text:p>
      <text:p text:style-name="P15">view of the Creative Village morning with golden light streaming </text:p>
      <text:p text:style-name="P15">in, small coffee maker with steaming cup ready, his bed neatly </text:p>
      <text:p text:style-name="P15">made showing responsibility despite enthusiasm, personal touches </text:p>
      <text:p text:style-name="P15">include small rubber duck in astronaut costume as companion, </text:p>
      <text:p text:style-name="P15">child's drawing of space on wall suggesting past, clay photos </text:p>
      <text:p text:style-name="P15">of Earth showing where he came from, the room color palette </text:p>
      <text:p text:style-name="P15">matches his suit in cream and orange with teal accents, warm </text:p>
      <text:p text:style-name="P15">morning light creates optimistic atmosphere, clock shows early </text:p>
      <text:p text:style-name="P15">morning, smooth plasticine material quality throughout with </text:p>
      <text:p text:style-name="P15">visible clay fingerprint textures, Pixar meets Aardman quality, </text:p>
      <text:p text:style-name="P15">cozy personal space feeling, shot with Nikon D850 DSLR camera </text:p>
      <text:p text:style-name="P15">Nikkor 24-70mm f/2.8E ED VR lens 45.7 megapixels ISO 200, warm </text:p>
      <text:p text:style-name="P15">morning lighting streaming through window, intimate personal </text:p>
      <text:p text:style-name="P15">space framing </text:p>
      <text:p text:style-name="P16">--ar 4:5 --v 7 --s 270 --q 2</text:p>
      <text:p text:style-name="P17"/>
      <text:h text:style-name="P22" text:outline-level="2">COSMO SCENE 2: "Learning New Art Techniques"</text:h>
      <text:p text:style-name="P6"><text:span text:style-name="Strong_20_Emphasis"><text:span text:style-name="T1">Purpose:</text:span></text:span><text:span text:style-name="T1"> Show Cosmo as perpetual student, always eager to learn</text:span></text:p>
      <text:p text:style-name="P6"><text:span text:style-name="Strong_20_Emphasis"><text:span text:style-name="T1">Educational Focus:</text:span></text:span><text:span text:style-name="T1"> Growth mindset, learning from others, skill development</text:span></text:p>
      <text:p text:style-name="P17"><text:soft-page-break/></text:p>
      <text:h text:style-name="P18" text:outline-level="3">? MIDJOURNEY PROMPT:</text:h>
      <text:p text:style-name="P15">Cosmo the astronaut learning new art techniques from a master </text:p>
      <text:p text:style-name="P15">artist in the Education wing of the Creative Village, claymation </text:p>
      <text:p text:style-name="P15">stop-motion style, comfortable teaching studio with demonstration </text:p>
      <text:p text:style-name="P15">easel and student workstations, Cosmo positioned at student </text:p>
      <text:p text:style-name="P15">easel trying to replicate what he's learning, white spacesuit </text:p>
      <text:p text:style-name="P15">with bright orange boots, USA flag patch on left shoulder, </text:p>
      <text:p text:style-name="P15">fishbowl helmet showing expression of intense concentration </text:p>
      <text:p text:style-name="P15">with tongue slightly visible through smile showing effort, </text:p>
      <text:p text:style-name="P15">one clay hand holding paintbrush carefully other hand steadying </text:p>
      <text:p text:style-name="P15">the canvas, his attempt is charming but clearly beginner-level </text:p>
      <text:p text:style-name="P15">compared to the demonstration showing his humility in learning, </text:p>
      <text:p text:style-name="P15">small clay master artist figure stands at main easel demonstrating </text:p>
      <text:p text:style-name="P15">advanced technique, the master's demonstration canvas shows </text:p>
      <text:p text:style-name="P15">beautiful professional work, floating instructional diagrams </text:p>
      <text:p text:style-name="P15">and technique breakdowns hover between master and student </text:p>
      <text:p text:style-name="P15">showing the lesson content BRUSHSTROKE DIRECTION and COLOR </text:p>
      <text:p text:style-name="P15">MIXING RATIOS and COMPOSITION RULES, Cosmo's personal easel </text:p>
      <text:p text:style-name="P15">has his attempt and also a small mirror so he can see his </text:p>
      <text:p text:style-name="P15">own expression while working, his orange backpack on floor </text:p>
      <text:p text:style-name="P15">beside him with sketchbook open showing his practice sketches </text:p>
      <text:p text:style-name="P15">throughout the day page after page of attempts showing </text:p>
      <text:p text:style-name="P15">persistence, other small clay student figures at their own </text:p>
      <text:p text:style-name="P15">easels at various skill levels creating sense of learning </text:p>
      <text:p text:style-name="P15">community, the studio has inspirational quotes on walls </text:p>
      <text:p text:style-name="P15">EVERY MASTER WAS ONCE A DISASTER and PROGRESS NOT PERFECTION, </text:p>
      <text:p text:style-name="P15">art supply shelves perfectly organized, large windows let </text:p>
      <text:p text:style-name="P15">in good working light, the atmosphere is supportive not </text:p>
      <text:p text:style-name="P15">competitive, evidence of past student work displayed showing </text:p>
      <text:p text:style-name="P15">this is a nurturing environment, warm cream and wood tones </text:p>
      <text:p text:style-name="P15">with splashes of color from various artworks in progress, </text:p>
      <text:p text:style-name="P15">Nova can be seen in background having stopped by to observe </text:p>
      <text:p text:style-name="P15">and offer encouragement, smooth plasticine material quality </text:p>
      <text:p text:style-name="P15">throughout with visible clay fingerprint textures especially </text:p>
      <text:p text:style-name="P15">on the canvases and art supplies, Pixar meets Aardman quality, </text:p>
      <text:p text:style-name="P15">shot with Nikon D850 DSLR camera Nikkor 24-70mm f/2.8E ED VR </text:p>
      <text:p text:style-name="P15">lens 45.7 megapixels ISO 200, bright clear studio lighting </text:p>
      <text:p text:style-name="P15"><text:soft-page-break/>optimal for art creation, focus on Cosmo's determined learning </text:p>
      <text:p text:style-name="P15">expression </text:p>
      <text:p text:style-name="P16">--ar 4:5 --v 7 --s 275 --q 2</text:p>
      <text:p text:style-name="P17"/>
      <text:h text:style-name="P22" text:outline-level="2">COSMO SCENE 3: "Exploring Uncharted Areas"</text:h>
      <text:p text:style-name="P6"><text:span text:style-name="Strong_20_Emphasis"><text:span text:style-name="T1">Purpose:</text:span></text:span><text:span text:style-name="T1"> Show Cosmo's explorer nature discovering new parts of the Village</text:span></text:p>
      <text:p text:style-name="P6"><text:span text:style-name="Strong_20_Emphasis"><text:span text:style-name="T1">Educational Focus:</text:span></text:span><text:span text:style-name="T1"> Curiosity, discovery, pushing boundaries</text:span></text:p>
      <text:p text:style-name="P17"/>
      <text:h text:style-name="P18" text:outline-level="3">? MIDJOURNEY PROMPT:</text:h>
      <text:p text:style-name="P15">Cosmo the astronaut exploring an uncharted area of the Creative </text:p>
      <text:p text:style-name="P15">Village discovering something wonderful, claymation stop-motion </text:p>
      <text:p text:style-name="P15">style, Cosmo has found a hidden alcove or secret garden area </text:p>
      <text:p text:style-name="P15">of the Village that isn't on the main paths, his expression </text:p>
      <text:p text:style-name="P15">through fishbowl helmet is pure wonder and excitement at the </text:p>
      <text:p text:style-name="P15">discovery, big wide eyes and open mouth smile of amazement, </text:p>
      <text:p text:style-name="P15">white spacesuit with orange boots taking careful excited steps </text:p>
      <text:p text:style-name="P15">forward, USA flag patch on left shoulder catching light from </text:p>
      <text:p text:style-name="P15">the mysterious glow ahead, one clay hand reaching toward the </text:p>
      <text:p text:style-name="P15">discovery other hand holding small flashlight even though the </text:p>
      <text:p text:style-name="P15">area glows with its own light, his tethered golden NFT frame </text:p>
      <text:p text:style-name="P15">floats beside him also seeming curious about the find, the </text:p>
      <text:p text:style-name="P15">hidden area he's discovered is a small untouched wisdom garden </text:p>
      <text:p text:style-name="P15">with ancient-looking philosophy statues bioluminescent flowers </text:p>
      <text:p text:style-name="P15">that spell out quotes, and what appears to be an unopened treasure </text:p>
      <text:p text:style-name="P15">chest or time capsule suggesting secrets waiting to be revealed, </text:p>
      <text:p text:style-name="P15">the area has overgrown beautiful quality like it's been waiting </text:p>
      <text:p text:style-name="P15">for someone curious enough to find it, his orange backpack </text:p>
      <text:p text:style-name="P15">visible with exploration tools including compass and notebook </text:p>
      <text:p text:style-name="P15">ready to document the discovery, footprints in the path show </text:p>
      <text:p text:style-name="P15">he's the first to come this way in a long time, the entrance </text:p>
      <text:p text:style-name="P15">he came through visible behind him showing he's ventured off </text:p>
      <text:p text:style-name="P15">the standard routes, small floating creatures like friendly </text:p>
      <text:p text:style-name="P15">fireflies or spirit-lights seem to be guiding him deeper into </text:p>
      <text:p text:style-name="P15">the discovery, the lighting is mysterious but friendly with </text:p>
      <text:p text:style-name="P15">soft teal and gold bioluminescent glow, vines and overgrown </text:p>
      <text:p text:style-name="P15">plants create the feeling of genuine unexplored territory, </text:p>
      <text:p text:style-name="P15"><text:soft-page-break/>wall inscription visible reading THE CURIOUS FIND WHAT THE </text:p>
      <text:p text:style-name="P15">CAUTIOUS MISS, the cosmic void is visible through gaps in </text:p>
      <text:p text:style-name="P15">the foliage adding sense of how far off the beaten path this </text:p>
      <text:p text:style-name="P15">is, smooth plasticine material quality throughout with visible </text:p>
      <text:p text:style-name="P15">clay fingerprint textures, Pixar meets Aardman quality, sense </text:p>
      <text:p text:style-name="P15">of adventure and discovery, shot with Nikon D850 DSLR camera </text:p>
      <text:p text:style-name="P15">Nikkor 24-70mm f/2.8E ED VR lens 45.7 megapixels ISO 200, </text:p>
      <text:p text:style-name="P15">mysterious atmospheric lighting with the discovered area as </text:p>
      <text:p text:style-name="P15">focal glow source, medium depth of field showing both explorer </text:p>
      <text:p text:style-name="P15">and discovery </text:p>
      <text:p text:style-name="P16">--ar 4:5 --v 7 --s 290 --q 2</text:p>
      <text:p text:style-name="P17"/>
      <text:h text:style-name="P22" text:outline-level="2">COSMO SCENE 4: "Helping a Newcomer"</text:h>
      <text:p text:style-name="P6"><text:span text:style-name="Strong_20_Emphasis"><text:span text:style-name="T1">Purpose:</text:span></text:span><text:span text:style-name="T1"> Show Cosmo's growth from learner to helper, paying it forward</text:span></text:p>
      <text:p text:style-name="P6"><text:span text:style-name="Strong_20_Emphasis"><text:span text:style-name="T1">Educational Focus:</text:span></text:span><text:span text:style-name="T1"> Mentorship, community contribution, teaching others</text:span></text:p>
      <text:p text:style-name="P17"/>
      <text:h text:style-name="P18" text:outline-level="3">? MIDJOURNEY PROMPT:</text:h>
      <text:p text:style-name="P15">Cosmo the astronaut helping a confused newcomer navigate the </text:p>
      <text:p text:style-name="P15">Creative Village, claymation stop-motion style, scene at the </text:p>
      <text:p text:style-name="P15">Welcome Gate area where a small nervous clay newcomer figure </text:p>
      <text:p text:style-name="P15">has just arrived looking overwhelmed, Cosmo in full helpful </text:p>
      <text:p text:style-name="P15">mode remembering when he was new, kneeling down to the newcomer's </text:p>
      <text:p text:style-name="P15">level making himself approachable, white spacesuit with orange </text:p>
      <text:p text:style-name="P15">boots at newcomer eye level, USA flag patch on left shoulder </text:p>
      <text:p text:style-name="P15">visible, fishbowl helmet showing expression of warm reassurance </text:p>
      <text:p text:style-name="P15">and patience, one clay hand gently on newcomer's shoulder for </text:p>
      <text:p text:style-name="P15">comfort other hand pointing toward the inviting Village interior, </text:p>
      <text:p text:style-name="P15">his body language is open and welcoming mirroring how Stella </text:p>
      <text:p text:style-name="P15">welcomed him, speech bubbles show his encouraging words DONT </text:p>
      <text:p text:style-name="P15">WORRY I WAS CONFUSED TOO AT FIRST and LET ME SHOW YOU AROUND, </text:p>
      <text:p text:style-name="P15">the newcomer figure is slightly smaller looking up at Cosmo </text:p>
      <text:p text:style-name="P15">with expression shifting from scared to hopeful, they hold </text:p>
      <text:p text:style-name="P15">a small orientation map that Cosmo is helping them understand, </text:p>
      <text:p text:style-name="P15">Cosmo's orange backpack is open showing he's pulling out helpful </text:p>
      <text:p text:style-name="P15">items for the newcomer including a spare sketchbook WELCOME </text:p>
      <text:p text:style-name="P15">GIFT TRADITION and a small guidebook he made, his tethered </text:p>
      <text:p text:style-name="P15"><text:soft-page-break/>golden NFT frame floats nearby as proof he's an established </text:p>
      <text:p text:style-name="P15">member giving credibility to his guidance, the Welcome Gate </text:p>
      <text:p text:style-name="P15">archway is visible behind them with other community members </text:p>
      <text:p text:style-name="P15">passing through some waving at Cosmo approvingly, in the </text:p>
      <text:p text:style-name="P15">distance Stella can be seen watching this moment with proud </text:p>
      <text:p text:style-name="P15">approval nodding at how Cosmo has grown from newcomer to </text:p>
      <text:p text:style-name="P15">welcomer, Nova floats even further back with expression of </text:p>
      <text:p text:style-name="P15">satisfied cosmic wisdom at the cycle of help continuing, </text:p>
      <text:p text:style-name="P15">small text floating above the scene reads ONCE WELCOMED </text:p>
      <text:p text:style-name="P15">NOW WELCOMING showing the community cycle, warm golden </text:p>
      <text:p text:style-name="P15">lighting creates encouraging atmosphere, the newcomer's </text:p>
      <text:p text:style-name="P15">expression of relief is focal emotional moment, smooth </text:p>
      <text:p text:style-name="P15">plasticine material quality throughout with visible clay </text:p>
      <text:p text:style-name="P15">fingerprint textures, Pixar meets Aardman quality, </text:p>
      <text:p text:style-name="P15">heartwarming mentor moment, shot with Nikon D850 DSLR </text:p>
      <text:p text:style-name="P15">camera Nikkor 24-70mm f/2.8E ED VR lens 45.7 megapixels </text:p>
      <text:p text:style-name="P15">ISO 200, warm supportive lighting focusing on the </text:p>
      <text:p text:style-name="P15">connection between Cosmo and newcomer </text:p>
      <text:p text:style-name="P16">--ar 4:5 --v 7 --s 285 --q 2</text:p>
      <text:p text:style-name="P17"/>
      <text:h text:style-name="P21" text:outline-level="1">NOVA'S EVERYDAY LIFE (4 Scenes)</text:h>
      <text:h text:style-name="P22" text:outline-level="2">NOVA SCENE 1: "Dawn Meditation — Receiving Cosmic Wisdom"</text:h>
      <text:p text:style-name="P6"><text:span text:style-name="Strong_20_Emphasis"><text:span text:style-name="T1">Purpose:</text:span></text:span><text:span text:style-name="T1"> Show Nova's connection to cosmic knowledge and contemplative nature</text:span></text:p>
      <text:p text:style-name="P6"><text:span text:style-name="Strong_20_Emphasis"><text:span text:style-name="T1">Educational Focus:</text:span></text:span><text:span text:style-name="T1"> Meditation, wisdom traditions, connecting to bigger picture</text:span></text:p>
      <text:p text:style-name="P17"/>
      <text:h text:style-name="P18" text:outline-level="3">? MIDJOURNEY PROMPT:</text:h>
      <text:p text:style-name="P15">Nova the alien during her dawn meditation ritual at the Observatory </text:p>
      <text:p text:style-name="P15">receiving cosmic wisdom, claymation stop-motion style, the </text:p>
      <text:p text:style-name="P15">Observatory dome at the very first light of Village dawn when </text:p>
      <text:p text:style-name="P15">the cosmos is most accessible, Nova floating in perfect lotus-like </text:p>
      <text:p text:style-name="P15">meditation pose at the center of the space with her cyan teal </text:p>
      <text:p text:style-name="P15">clay body positioned directly under the dome's apex, eyes fully </text:p>
      <text:p text:style-name="P15">closed for once showing deep inward focus, huge golden amber </text:p>
      <text:p text:style-name="P15"><text:soft-page-break/>eyelids smooth and peaceful, three-fingered hands resting on </text:p>
      <text:p text:style-name="P15">knees with gold fingertips glowing brighter than usual showing </text:p>
      <text:p text:style-name="P15">active connection, her gold bioluminescent patterns pulsing </text:p>
      <text:p text:style-name="P15">slowly in rhythm with cosmic frequencies visible as waves of </text:p>
      <text:p text:style-name="P15">light flowing from the stars through the dome and into her </text:p>
      <text:p text:style-name="P15">form, tiny gold infinity pendant hovering slightly as if </text:p>
      <text:p text:style-name="P15">gravity reduced, small glowing antennae extended and receptive </text:p>
      <text:p text:style-name="P15">like cosmic antennas receiving signals, her three floating </text:p>
      <text:p text:style-name="P15">orbs arranged in precise triangle formation above her head </text:p>
      <text:p text:style-name="P15">also in meditation mode rotating slowly in harmony, streams </text:p>
      <text:p text:style-name="P15">of golden wisdom-light flow from distant stars and nebulae </text:p>
      <text:p text:style-name="P15">through the transparent dome converging on Nova's meditating </text:p>
      <text:p text:style-name="P15">form, the wisdom appears as barely readable ancient symbols </text:p>
      <text:p text:style-name="P15">and equations flowing into her consciousness, the space around </text:p>
      <text:p text:style-name="P15">her shimmers with downloaded understanding, her usual sparkle </text:p>
      <text:p text:style-name="P15">trail has settled into a peaceful pool of light beneath her </text:p>
      <text:p text:style-name="P15">floating form, the Observatory is otherwise empty this early </text:p>
      <text:p text:style-name="P15">hour is hers alone, the dome shows spectacular pre-dawn cosmos </text:p>
      <text:p text:style-name="P15">with the brightest stars still visible and first hints of </text:p>
      <text:p text:style-name="P15">golden Village dawn light on horizon, the floor beneath her </text:p>
      <text:p text:style-name="P15">is obsidian mirror reflecting the cosmos and her glowing </text:p>
      <text:p text:style-name="P15">form creating infinity effect, meditation cushions arranged </text:p>
      <text:p text:style-name="P15">around the space for when others join later, small offerings </text:p>
      <text:p text:style-name="P15">and thank-you notes from community members who sought her </text:p>
      <text:p text:style-name="P15">wisdom visible at the edges showing her role, ancient </text:p>
      <text:p text:style-name="P15">astronomical instruments catch the starlight, the atmosphere </text:p>
      <text:p text:style-name="P15">is profoundly sacred and peaceful yet intellectually alive, </text:p>
      <text:p text:style-name="P15">smooth glossy plasticine material quality throughout with </text:p>
      <text:p text:style-name="P15">subtle sparkle finish, Pixar meets Aardman quality, spiritual </text:p>
      <text:p text:style-name="P15">contemplative mood, shot with Nikon D850 DSLR camera Nikkor </text:p>
      <text:p text:style-name="P15">24-70mm f/2.8E ED VR lens 45.7 megapixels ISO 200, cosmic </text:p>
      <text:p text:style-name="P15">starlight as primary illumination with golden wisdom-streams </text:p>
      <text:p text:style-name="P15">as accent lighting, deep field showing cosmic scope </text:p>
      <text:p text:style-name="P16">--ar 4:5 --v 7 --s 320 --q 2</text:p>
      <text:p text:style-name="P17"/>
      <text:h text:style-name="P22" text:outline-level="2"><text:soft-page-break/>NOVA SCENE 2: "Teaching Philosophy Through Holograms"</text:h>
      <text:p text:style-name="P6"><text:span text:style-name="Strong_20_Emphasis"><text:span text:style-name="T1">Purpose:</text:span></text:span><text:span text:style-name="T1"> Show Nova's role as teacher and translator of complex wisdom</text:span></text:p>
      <text:p text:style-name="P6"><text:span text:style-name="Strong_20_Emphasis"><text:span text:style-name="T1">Educational Focus:</text:span></text:span><text:span text:style-name="T1"> Making philosophy accessible, teaching with visuals</text:span></text:p>
      <text:p text:style-name="P17"/>
      <text:h text:style-name="P18" text:outline-level="3">? MIDJOURNEY PROMPT:</text:h>
      <text:p text:style-name="P15">Nova the alien teaching philosophy through beautiful holographic </text:p>
      <text:p text:style-name="P15">visualizations, claymation stop-motion style, one of the Theme </text:p>
      <text:p text:style-name="P15">Halls converted to teaching space, Nova floating before a small </text:p>
      <text:p text:style-name="P15">class of eager clay student figures creating elaborate holographic </text:p>
      <text:p text:style-name="P15">lesson from her three-fingered hands, her gold fingertips </text:p>
      <text:p text:style-name="P15">projecting a massive 3D hologram showing a complex philosophical </text:p>
      <text:p text:style-name="P15">concept made simple and beautiful, the hologram displays </text:p>
      <text:p text:style-name="P15">something like THE CAVE ALLEGORY as literal cave with shadows </text:p>
      <text:p text:style-name="P15">and a figure turning toward light source making Plato accessible </text:p>
      <text:p text:style-name="P15">visually, cyan teal body glowing with teaching energy as she </text:p>
      <text:p text:style-name="P15">channels wisdom into understandable form, huge golden amber </text:p>
      <text:p text:style-name="P15">eyes moving between the hologram and her students checking </text:p>
      <text:p text:style-name="P15">comprehension, expression of patient dedicated teaching, </text:p>
      <text:p text:style-name="P15">gold bioluminescent patterns forming explanatory arrows and </text:p>
      <text:p text:style-name="P15">labels that point to different parts of the hologram, floating </text:p>
      <text:p text:style-name="P15">orbs positioned around the classroom acting as additional </text:p>
      <text:p text:style-name="P15">visual aids showing related concepts, her antennae glow </text:p>
      <text:p text:style-name="P15">brighter when students have questions showing she senses </text:p>
      <text:p text:style-name="P15">their curiosity, tiny gold infinity pendant catching the </text:p>
      <text:p text:style-name="P15">hologram light, the student figures include various types </text:p>
      <text:p text:style-name="P15">representing different learning styles some taking notes </text:p>
      <text:p text:style-name="P15">some watching intently some sketching the concept, they </text:p>
      <text:p text:style-name="P15">sit in comfortable semicircle before Nova's teaching position, </text:p>
      <text:p text:style-name="P15">their expressions range from concentrated effort to dawning </text:p>
      <text:p text:style-name="P15">understanding to ah-ha moment excitement, the classroom </text:p>
      <text:p text:style-name="P15">walls feature visual philosophy timelines and concept maps, </text:p>
      <text:p text:style-name="P15">the theme room's color (shown as Eastern Wisdom orange in </text:p>
      <text:p text:style-name="P15">this scene) creates warm learning atmosphere, previous </text:p>
      <text:p text:style-name="P15">lesson holograms float smaller in background showing </text:p>
      <text:p text:style-name="P15">lesson progression, speech bubble from Nova reads IN THE </text:p>
      <text:p text:style-name="P15">CAVE OF IGNORANCE SHADOWS SEEM LIKE TRUTH with simplified </text:p>
      <text:p text:style-name="P15">visual showing the metaphor, the floor has cushions and </text:p>
      <text:p text:style-name="P15"><text:soft-page-break/>comfortable seating options, window shows the rest of </text:p>
      <text:p text:style-name="P15">Village life continuing outside, smooth plasticine material </text:p>
      <text:p text:style-name="P15">quality throughout with hologram appearing as translucent </text:p>
      <text:p text:style-name="P15">golden light projection, Pixar meets Aardman quality, </text:p>
      <text:p text:style-name="P15">dedicated teaching moment, shot with Nikon D850 DSLR </text:p>
      <text:p text:style-name="P15">camera Nikkor 24-70mm f/2.8E ED VR lens 45.7 megapixels </text:p>
      <text:p text:style-name="P15">ISO 200, ambient classroom lighting with hologram as </text:p>
      <text:p text:style-name="P15">bright focal element, focus on teaching interaction </text:p>
      <text:p text:style-name="P16">--ar 4:5 --v 7 --s 280 --q 2</text:p>
      <text:p text:style-name="P17"/>
      <text:h text:style-name="P22" text:outline-level="2">NOVA SCENE 3: "Cataloging Wisdom in the Archives"</text:h>
      <text:p text:style-name="P6"><text:span text:style-name="Strong_20_Emphasis"><text:span text:style-name="T1">Purpose:</text:span></text:span><text:span text:style-name="T1"> Show Nova's scholarly side, preserving and organizing knowledge</text:span></text:p>
      <text:p text:style-name="P6"><text:span text:style-name="Strong_20_Emphasis"><text:span text:style-name="T1">Educational Focus:</text:span></text:span><text:span text:style-name="T1"> Knowledge preservation, organization, the value of archives</text:span></text:p>
      <text:p text:style-name="P17"/>
      <text:h text:style-name="P18" text:outline-level="3">? MIDJOURNEY PROMPT:</text:h>
      <text:p text:style-name="P15">Nova the alien cataloging and organizing wisdom in the Village </text:p>
      <text:p text:style-name="P15">Archives, claymation stop-motion style, magnificent library-archive </text:p>
      <text:p text:style-name="P15">space with towering shelves filled with glowing knowledge tomes </text:p>
      <text:p text:style-name="P15">scrolls and data crystals, Nova floating among the shelves doing </text:p>
      <text:p text:style-name="P15">her cataloging work, she has multiple holographic screens open </text:p>
      <text:p text:style-name="P15">around her created from her gold fingertips showing database </text:p>
      <text:p text:style-name="P15">entries and cross-reference systems, cyan teal body weaving </text:p>
      <text:p text:style-name="P15">between shelves with practiced ease showing she knows this </text:p>
      <text:p text:style-name="P15">space intimately, huge golden amber eyes scanning text and </text:p>
      <text:p text:style-name="P15">data with incredible speed expression of deep concentration </text:p>
      <text:p text:style-name="P15">and satisfaction in organizing knowledge, one three-fingered </text:p>
      <text:p text:style-name="P15">hand holding a glowing tome she's categorizing other hand </text:p>
      <text:p text:style-name="P15">adding metadata to her holographic catalog, gold bioluminescent </text:p>
      <text:p text:style-name="P15">patterns forming classification codes and reference numbers </text:p>
      <text:p text:style-name="P15">as she works, floating orbs each assigned different tasks </text:p>
      <text:p text:style-name="P15">one scanning new arrivals one updating old records one </text:p>
      <text:p text:style-name="P15">retrieving requested materials, her antennae twitch slightly </text:p>
      <text:p text:style-name="P15">when she finds an interesting connection between texts, tiny </text:p>
      <text:p text:style-name="P15">gold infinity pendant swaying as she moves through the stacks, </text:p>
      <text:p text:style-name="P15">the archives contain visible variety from ancient-looking </text:p>
      <text:p text:style-name="P15">scrolls in preservation cases to modern holographic data </text:p>
      <text:p text:style-name="P15"><text:soft-page-break/>storage, a special section labeled PHILOSOPHICAL CLASSICS </text:p>
      <text:p text:style-name="P15">glows with importance, another section labeled COMMUNITY </text:p>
      <text:p text:style-name="P15">CONTRIBUTIONS shows member-submitted wisdom, filing system </text:p>
      <text:p text:style-name="P15">visible combines traditional library elements with cosmic </text:p>
      <text:p text:style-name="P15">technology, floating index cards and holographic tags drift </text:p>
      <text:p text:style-name="P15">to their proper places as Nova organizes, rolling ladder </text:p>
      <text:p text:style-name="P15">hovers nearby for accessing higher shelves, cozy reading </text:p>
      <text:p text:style-name="P15">nooks tucked between sections suggest the archives are used </text:p>
      <text:p text:style-name="P15">not just stored, a small clay figure in background is </text:p>
      <text:p text:style-name="P15">researching at one of the reading desks showing the archives </text:p>
      <text:p text:style-name="P15">serve the community, the Archive room has cream and gold </text:p>
      <text:p text:style-name="P15">color palette with teal bioluminescent accent lighting on </text:p>
      <text:p text:style-name="P15">special collections, tall windows let in soft cosmic light, </text:p>
      <text:p text:style-name="P15">the smell of old books almost visible as warm golden </text:p>
      <text:p text:style-name="P15">particles, Turbomindz logo visible on the Archive seal </text:p>
      <text:p text:style-name="P15">above the main door, smooth glossy plasticine material </text:p>
      <text:p text:style-name="P15">quality on Nova with matte finish on books and shelves, </text:p>
      <text:p text:style-name="P15">Pixar meets Aardman quality, scholarly archival atmosphere, </text:p>
      <text:p text:style-name="P15">shot with Nikon D850 DSLR camera Nikkor 24-70mm f/2.8E ED </text:p>
      <text:p text:style-name="P15">VR lens 45.7 megapixels ISO 200, warm library lighting </text:p>
      <text:p text:style-name="P15">with special accent on Nova's working area </text:p>
      <text:p text:style-name="P16">--ar 4:5 --v 7 --s 275 --q 2</text:p>
      <text:p text:style-name="P17"/>
      <text:h text:style-name="P22" text:outline-level="2">NOVA SCENE 4: "Quietly Observing Community Connections"</text:h>
      <text:p text:style-name="P6"><text:span text:style-name="Strong_20_Emphasis"><text:span text:style-name="T1">Purpose:</text:span></text:span><text:span text:style-name="T1"> Show Nova's watchful caring role, noticing patterns others miss</text:span></text:p>
      <text:p text:style-name="P6"><text:span text:style-name="Strong_20_Emphasis"><text:span text:style-name="T1">Educational Focus:</text:span></text:span><text:span text:style-name="T1"> Observation, pattern recognition, caring from distance</text:span></text:p>
      <text:p text:style-name="P17"/>
      <text:h text:style-name="P18" text:outline-level="3">? MIDJOURNEY PROMPT:</text:h>
      <text:p text:style-name="P15">Nova the alien quietly observing community life and noticing </text:p>
      <text:p text:style-name="P15">beautiful patterns of connection, claymation stop-motion style, </text:p>
      <text:p text:style-name="P15">Nova floating at a slight distance from a busy Village social </text:p>
      <text:p text:style-name="P15">scene watching with profound appreciation and caring, her cyan </text:p>
      <text:p text:style-name="P15">teal body positioned on a quiet balcony or elevated viewpoint </text:p>
      <text:p text:style-name="P15">overlooking the Connection Hub or Coffee Nebula where community </text:p>
      <text:p text:style-name="P15">life is happening below, huge golden amber eyes soft with </text:p>
      <text:p text:style-name="P15"><text:soft-page-break/>affection as she observes, not intrusive just appreciating </text:p>
      <text:p text:style-name="P15">the human and humanoid connections she's helped foster, her </text:p>
      <text:p text:style-name="P15">expression is one of quiet satisfaction and care like a </text:p>
      <text:p text:style-name="P15">guardian angel watching her charges thrive, three-fingered </text:p>
      <text:p text:style-name="P15">hands resting peacefully, gold bioluminescent patterns forming </text:p>
      <text:p text:style-name="P15">subtle connection diagrams as she sees the relationships </text:p>
      <text:p text:style-name="P15">between community members that others might miss visualized </text:p>
      <text:p text:style-name="P15">as faint golden threads only she can see, floating orbs </text:p>
      <text:p text:style-name="P15">resting calmly beside her also watching peacefully, her </text:p>
      <text:p text:style-name="P15">antennae relaxed and peaceful not actively receiving just </text:p>
      <text:p text:style-name="P15">appreciating, tiny gold infinity pendant catching the warm </text:p>
      <text:p text:style-name="P15">light from below, below her visible in the social space are </text:p>
      <text:p text:style-name="P15">many scenes of community connection including Cosmo </text:p>
      <text:p text:style-name="P15">enthusiastically talking with artist friends, Stella actively </text:p>
      <text:p text:style-name="P15">introducing two people, various other clay figures in </text:p>
      <text:p text:style-name="P15">conversation collaboration and friendship, Nova can see how </text:p>
      <text:p text:style-name="P15">all these connections form larger patterns of community </text:p>
      <text:p text:style-name="P15">health and growth, small floating observations appear near </text:p>
      <text:p text:style-name="P15">her like thought bubbles noting FRIENDSHIP FORMING and </text:p>
      <text:p text:style-name="P15">COLLABORATION LIKELY and SUPPORT NETWORK STRENGTHENING showing </text:p>
      <text:p text:style-name="P15">her pattern recognition, occasionally she sends a floating </text:p>
      <text:p text:style-name="P15">orb down to subtly help a connection along or to let someone </text:p>
      <text:p text:style-name="P15">know they're appreciated, the balcony space has a comfortable </text:p>
      <text:p text:style-name="P15">meditation cushion showing she comes here often, a small </text:p>
      <text:p text:style-name="P15">journal floats nearby where she notes community patterns and </text:p>
      <text:p text:style-name="P15">health, the lighting shows warm golden glow from the social </text:p>
      <text:p text:style-name="P15">space below reaching up toward Nova's peaceful observation </text:p>
      <text:p text:style-name="P15">point, she's not alone or sad in her watching but fulfilled </text:p>
      <text:p text:style-name="P15">in seeing the community thrive, cosmic background visible </text:p>
      <text:p text:style-name="P15">beyond the Village reminding of her cosmic perspective, smooth </text:p>
      <text:p text:style-name="P15">glossy plasticine material quality, Pixar meets Aardman </text:p>
      <text:p text:style-name="P15">quality, quiet caring guardian mood, shot with Nikon D850 </text:p>
      <text:p text:style-name="P15">DSLR camera Nikkor 24-70mm f/2.8E ED VR lens 45.7 megapixels </text:p>
      <text:p text:style-name="P15">ISO 200, split lighting with warm social light below and </text:p>
      <text:p text:style-name="P15">cool cosmic light above, medium depth showing both Nova </text:p>
      <text:p text:style-name="P15">and community scene </text:p>
      <text:p text:style-name="P16">--ar 4:5 --v 7 --s 290 --q 2</text:p>
      <text:p text:style-name="P17"/>
      <text:h text:style-name="P21" text:outline-level="1"><text:soft-page-break/>STELLA'S EVERYDAY LIFE (4 Scenes)</text:h>
      <text:h text:style-name="P22" text:outline-level="2">STELLA SCENE 1: "Morning Welcome Duty at the Gate"</text:h>
      <text:p text:style-name="P6"><text:span text:style-name="Strong_20_Emphasis"><text:span text:style-name="T1">Purpose:</text:span></text:span><text:span text:style-name="T1"> Show Stella's dedication to welcoming newcomers every day</text:span></text:p>
      <text:p text:style-name="P6"><text:span text:style-name="Strong_20_Emphasis"><text:span text:style-name="T1">Educational Focus:</text:span></text:span><text:span text:style-name="T1"> Hospitality, consistency, first impressions matter</text:span></text:p>
      <text:p text:style-name="P17"/>
      <text:h text:style-name="P18" text:outline-level="3">? MIDJOURNEY PROMPT:</text:h>
      <text:p text:style-name="P15">Stella the community connector at her daily morning welcome duty </text:p>
      <text:p text:style-name="P15">at the Creative Village Welcome Gate, claymation stop-motion </text:p>
      <text:p text:style-name="P15">style, early Village morning with Stella already at her post </text:p>
      <text:p text:style-name="P15">preparing to greet the day's newcomers with her characteristic </text:p>
      <text:p text:style-name="P15">warmth, coral rose jumpsuit fresh and ready for the day, wide </text:p>
      <text:p text:style-name="P15">belt with Turbomindz heart-brain logo buckle, medium-length </text:p>
      <text:p text:style-name="P15">wavy brown clay-textured hair perfectly arranged with signature </text:p>
      <text:p text:style-name="P15">gold star hair clip catching the morning light, large expressive </text:p>
      <text:p text:style-name="P15">brown eyes bright and alert despite the early hour showing </text:p>
      <text:p text:style-name="P15">dedication to her role, warm anticipatory smile ready to </text:p>
      <text:p text:style-name="P15">welcome whoever arrives, constellation freckles seeming to </text:p>
      <text:p text:style-name="P15">glow with morning energy, she's setting up her welcome station </text:p>
      <text:p text:style-name="P15">with organized care, visible items include stack of welcome </text:p>
      <text:p text:style-name="P15">packets with Village guides, small welcome gift basket with </text:p>
      <text:p text:style-name="P15">treats and useful items for newcomers, sign that reads WELCOME </text:p>
      <text:p text:style-name="P15">TO THE CREATIVE VILLAGE with STELLA and heart drawn beside </text:p>
      <text:p text:style-name="P15">her name, the gate behind her is magnificent golden arch </text:p>
      <text:p text:style-name="P15">open and inviting, she has a small mobile cart with refreshments </text:p>
      <text:p text:style-name="P15">coffee and pastries for tired new arrivals, clipboard with </text:p>
      <text:p text:style-name="P15">newcomer tracking checklist showing her organization, her </text:p>
      <text:p text:style-name="P15">golden connection thread is ready but coiled peacefully </text:p>
      <text:p text:style-name="P15">waiting for newcomers to connect to, small shoulder bag </text:p>
      <text:p text:style-name="P15">contains additional welcome supplies, she's adjusting a </text:p>
      <text:p text:style-name="P15">flower arrangement that decorates the welcome area showing </text:p>
      <text:p text:style-name="P15">attention to atmosphere details, early morning light streams </text:p>
      <text:p text:style-name="P15">through the gate creating god-rays that frame her welcoming </text:p>
      <text:p text:style-name="P15">station beautifully, a few early-rising community clay figures </text:p>
      <text:p text:style-name="P15">wave as they pass by heading to their own morning activities, </text:p>
      <text:p text:style-name="P15">bird-like cosmic creatures sing in the bioluminescent plants </text:p>
      <text:p text:style-name="P15">nearby, steam rises from the coffee carafe, her body language </text:p>
      <text:p text:style-name="P15"><text:soft-page-break/>is oriented toward the gate entrance watching eagerly for </text:p>
      <text:p text:style-name="P15">first newcomers, Turbomindz heart-brain badge on chest, the </text:p>
      <text:p text:style-name="P15">atmosphere is expectant and optimistic, text floating nearby </text:p>
      <text:p text:style-name="P15">reads EVERY NEWCOMER DESERVES A WARM WELCOME showing her </text:p>
      <text:p text:style-name="P15">philosophy, smooth plasticine material quality throughout </text:p>
      <text:p text:style-name="P15">with visible clay fingerprint textures, Pixar meets Aardman </text:p>
      <text:p text:style-name="P15">quality, dedicated hospitality mood, shot with Nikon D850 </text:p>
      <text:p text:style-name="P15">DSLR camera Nikkor 24-70mm f/2.8E ED VR lens 45.7 megapixels </text:p>
      <text:p text:style-name="P15">ISO 200, warm golden morning light creating welcoming atmosphere </text:p>
      <text:p text:style-name="P16">--ar 4:5 --v 7 --s 280 --q 2</text:p>
      <text:p text:style-name="P17"/>
      <text:h text:style-name="P22" text:outline-level="2">STELLA SCENE 2: "Planning Community Events"</text:h>
      <text:p text:style-name="P6"><text:span text:style-name="Strong_20_Emphasis"><text:span text:style-name="T1">Purpose:</text:span></text:span><text:span text:style-name="T1"> Show Stella's organizational skills and event planning</text:span></text:p>
      <text:p text:style-name="P6"><text:span text:style-name="Strong_20_Emphasis"><text:span text:style-name="T1">Educational Focus:</text:span></text:span><text:span text:style-name="T1"> Event planning, community building, bringing people together</text:span></text:p>
      <text:p text:style-name="P17"/>
      <text:h text:style-name="P18" text:outline-level="3">? MIDJOURNEY PROMPT:</text:h>
      <text:p text:style-name="P15">Stella the community connector planning upcoming community events </text:p>
      <text:p text:style-name="P15">in her Connection Hub office, claymation stop-motion style, Stella's </text:p>
      <text:p text:style-name="P15">personal workspace within the Connection Hub that reflects her </text:p>
      <text:p text:style-name="P15">organized and caring personality, she's surrounded by event </text:p>
      <text:p text:style-name="P15">planning materials with multiple projects in progress, coral </text:p>
      <text:p text:style-name="P15">rose jumpsuit with sleeves pushed up showing she's in work mode, </text:p>
      <text:p text:style-name="P15">gold star hair clip holding back her wavy brown hair as she </text:p>
      <text:p text:style-name="P15">concentrates, large expressive brown eyes moving between </text:p>
      <text:p text:style-name="P15">different planning documents with focused energy, satisfied </text:p>
      <text:p text:style-name="P15">smile as she pieces together an event schedule, constellation </text:p>
      <text:p text:style-name="P15">freckles visible as she leans forward over her planning desk, </text:p>
      <text:p text:style-name="P15">the desk is organized chaos with event boards calendars </text:p>
      <text:p text:style-name="P15">invitation designs and seating charts visible, a large wall </text:p>
      <text:p text:style-name="P15">calendar shows upcoming events including ART SHOW OPENING and </text:p>
      <text:p text:style-name="P15">PHILOSOPHY DISCUSSION NIGHT and NEWCOMER WELCOME PARTY and </text:p>
      <text:p text:style-name="P15">ANNIVERSARY CELEBRATION, each event has detailed planning </text:p>
      <text:p text:style-name="P15">notes and to-do lists, small clay figure mockups show seating </text:p>
      <text:p text:style-name="P15">arrangements she's testing, golden thread from her hands </text:p>
      <text:p text:style-name="P15">connects different planning elements showing how events relate, </text:p>
      <text:p text:style-name="P15">her connection web extends to the community map on wall showing </text:p>
      <text:p text:style-name="P15"><text:soft-page-break/>she's considering who would enjoy which events, floating task </text:p>
      <text:p text:style-name="P15">lists hover around her organized by priority, invitation </text:p>
      <text:p text:style-name="P15">samples in different designs spread on desk for her review, </text:p>
      <text:p text:style-name="P15">her shoulder bag hangs on chair with community directory </text:p>
      <text:p text:style-name="P15">visible inside, coffee cup (from Coffee Nebula based on logo) </text:p>
      <text:p text:style-name="P15">steams nearby keeping her energized, office walls have photos </text:p>
      <text:p text:style-name="P15">from past successful events showing her track record, thank-you </text:p>
      <text:p text:style-name="P15">cards from community members decorate one area, whiteboard </text:p>
      <text:p text:style-name="P15">has brainstorm for future event ideas showing her creativity, </text:p>
      <text:p text:style-name="P15">plants and warm lighting make the workspace inviting despite </text:p>
      <text:p text:style-name="P15">busyness, through window visible the Connection Hub main </text:p>
      <text:p text:style-name="P15">space where community members gather showing what she's working </text:p>
      <text:p text:style-name="P15">toward, Turbomindz heart-brain badge on chest, her expression </text:p>
      <text:p text:style-name="P15">shows someone who loves this work, text bubble shows her </text:p>
      <text:p text:style-name="P15">thinking EVERYONE SHOULD FEEL INCLUDED demonstrating her </text:p>
      <text:p text:style-name="P15">inclusive approach, smooth plasticine material quality </text:p>
      <text:p text:style-name="P15">throughout with visible clay fingerprint textures, Pixar </text:p>
      <text:p text:style-name="P15">meets Aardman quality, busy dedicated organizer atmosphere, </text:p>
      <text:p text:style-name="P15">shot with Nikon D850 DSLR camera Nikkor 24-70mm f/2.8E ED </text:p>
      <text:p text:style-name="P15">VR lens 45.7 megapixels ISO 200, warm office lighting with </text:p>
      <text:p text:style-name="P15">natural light from window </text:p>
      <text:p text:style-name="P16">--ar 4:5 --v 7 --s 275 --q 2</text:p>
      <text:p text:style-name="P17"/>
      <text:h text:style-name="P22" text:outline-level="2">STELLA SCENE 3: "Facilitating a Difficult Conversation"</text:h>
      <text:p text:style-name="P6"><text:span text:style-name="Strong_20_Emphasis"><text:span text:style-name="T1">Purpose:</text:span></text:span><text:span text:style-name="T1"> Show Stella's conflict resolution and mediation skills</text:span></text:p>
      <text:p text:style-name="P6"><text:span text:style-name="Strong_20_Emphasis"><text:span text:style-name="T1">Educational Focus:</text:span></text:span><text:span text:style-name="T1"> Conflict resolution, empathy, finding common ground</text:span></text:p>
      <text:p text:style-name="P17"/>
      <text:h text:style-name="P18" text:outline-level="3">? MIDJOURNEY PROMPT:</text:h>
      <text:p text:style-name="P15">Stella the community connector facilitating a difficult conversation </text:p>
      <text:p text:style-name="P15">between two community members helping them find common ground, </text:p>
      <text:p text:style-name="P15">claymation stop-motion style, private mediation room in the </text:p>
      <text:p text:style-name="P15">Connection Hub designed for sensitive conversations, comfortable </text:p>
      <text:p text:style-name="P15">intimate space with soft lighting and calming colors, Stella </text:p>
      <text:p text:style-name="P15">positioned between two small clay community figures who are </text:p>
      <text:p text:style-name="P15">clearly having a disagreement based on their crossed arms and </text:p>
      <text:p text:style-name="P15">tense expressions, coral rose jumpsuit projecting calm authority, </text:p>
      <text:p text:style-name="P15"><text:soft-page-break/>gold star hair clip, large expressive brown eyes moving between </text:p>
      <text:p text:style-name="P15">both parties with empathy and understanding showing she hears </text:p>
      <text:p text:style-name="P15">both sides, her expression is patient and caring but also </text:p>
      <text:p text:style-name="P15">serious about helping them resolve their conflict, constellation </text:p>
      <text:p text:style-name="P15">freckles somehow seeming to project calm, her hands are positioned </text:p>
      <text:p text:style-name="P15">in open mediating gesture with golden thread carefully extended </text:p>
      <text:p text:style-name="P15">to both parties but NOT forcing connection waiting for them to </text:p>
      <text:p text:style-name="P15">be ready, the two disputing figures are positioned facing each </text:p>
      <text:p text:style-name="P15">other with Stella as neutral bridge, their tension visible in </text:p>
      <text:p text:style-name="P15">body language but the room's calm atmosphere suggests resolution </text:p>
      <text:p text:style-name="P15">is possible, speech bubbles show the conversation progression </text:p>
      <text:p text:style-name="P15">with Stella asking I HEAR YOU SAYING and WHAT DO YOU NEED TO </text:p>
      <text:p text:style-name="P15">FEEL HEARD demonstrating her facilitation technique, small </text:p>
      <text:p text:style-name="P15">floating concept bubbles show their underlying concerns becoming </text:p>
      <text:p text:style-name="P15">visible as Stella helps surface them, the mediation room has </text:p>
      <text:p text:style-name="P15">comfortable chairs arranged for equal positioning no one at </text:p>
      <text:p text:style-name="P15">head of table, tissue box present showing emotions are expected </text:p>
      <text:p text:style-name="P15">and okay, privacy guaranteed by closed door with CONVERSATION </text:p>
      <text:p text:style-name="P15">IN PROGRESS sign, calming art on walls with quotes about </text:p>
      <text:p text:style-name="P15">understanding and empathy, the golden thread between parties </text:p>
      <text:p text:style-name="P15">is currently thin and tenuous but beginning to form suggesting </text:p>
      <text:p text:style-name="P15">they're starting to hear each other, Stella's shoulder bag set </text:p>
      <text:p text:style-name="P15">aside showing she's fully present not distracted, refreshments </text:p>
      <text:p text:style-name="P15">available but untouched during the hard conversation, through </text:p>
      <text:p text:style-name="P15">window the Connection Hub continues normally showing life goes </text:p>
      <text:p text:style-name="P15">on, both disputing figures' expressions slowly beginning to </text:p>
      <text:p text:style-name="P15">soften as Stella's facilitation works, Turbomindz heart-brain </text:p>
      <text:p text:style-name="P15">badge on chest, atmosphere is tense but hopeful, smooth </text:p>
      <text:p text:style-name="P15">plasticine material quality throughout with visible clay </text:p>
      <text:p text:style-name="P15">fingerprint textures, Pixar meets Aardman quality, important </text:p>
      <text:p text:style-name="P15">mediation moment, shot with Nikon D850 DSLR camera Nikkor </text:p>
      <text:p text:style-name="P15">24-70mm f/2.8E ED VR lens 45.7 megapixels ISO 200, soft </text:p>
      <text:p text:style-name="P15">calming lighting emphasizing safe space atmosphere </text:p>
      <text:p text:style-name="P16">--ar 4:5 --v 7 --s 270 --q 2</text:p>
      <text:p text:style-name="P17"/>
      <text:h text:style-name="P22" text:outline-level="2">STELLA SCENE 4: "Celebrating Member Achievements"</text:h>
      <text:p text:style-name="P6"><text:span text:style-name="Strong_20_Emphasis"><text:span text:style-name="T1">Purpose:</text:span></text:span><text:span text:style-name="T1"> Show Stella's role in recognizing and celebrating community wins</text:span></text:p>
      <text:p text:style-name="P6"><text:soft-page-break/><text:span text:style-name="Strong_20_Emphasis"><text:span text:style-name="T1">Educational Focus:</text:span></text:span><text:span text:style-name="T1"> Recognition, celebration, making people feel valued</text:span></text:p>
      <text:p text:style-name="P17"/>
      <text:h text:style-name="P18" text:outline-level="3">? MIDJOURNEY PROMPT:</text:h>
      <text:p text:style-name="P15">Stella the community connector celebrating a member's achievement </text:p>
      <text:p text:style-name="P15">at a recognition ceremony, claymation stop-motion style, joyful </text:p>
      <text:p text:style-name="P15">celebration scene at the Connection Hub transformed for special </text:p>
      <text:p text:style-name="P15">recognition event, Stella at center of attention but directing </text:p>
      <text:p text:style-name="P15">all focus toward the honored community member, coral rose jumpsuit </text:p>
      <text:p text:style-name="P15">extra vibrant for the celebration occasion, gold star hair clip </text:p>
      <text:p text:style-name="P15">sparkling, large expressive brown eyes crinkled with genuine joy </text:p>
      <text:p text:style-name="P15">for the honoree, the brightest warmest smile showing her happiness </text:p>
      <text:p text:style-name="P15">for others' success, constellation freckles glowing with </text:p>
      <text:p text:style-name="P15">celebration energy, she's presenting a beautiful recognition </text:p>
      <text:p text:style-name="P15">award to a small clay community figure who looks surprised and </text:p>
      <text:p text:style-name="P15">deeply moved, the award is elegant golden frame containing the </text:p>
      <text:p text:style-name="P15">member's achievement description, golden thread from Stella's </text:p>
      <text:p text:style-name="P15">hands has formed celebratory spiral around the honoree showing </text:p>
      <text:p text:style-name="P15">the community's appreciation made visible, small floating hearts </text:p>
      <text:p text:style-name="P15">and stars appear around Stella as always happens when she's </text:p>
      <text:p text:style-name="P15">especially happy, confetti particles in gold and teal float </text:p>
      <text:p text:style-name="P15">through the air, surrounding them are many small clay community </text:p>
      <text:p text:style-name="P15">figures clapping and cheering, Cosmo visible in crowd giving </text:p>
      <text:p text:style-name="P15">enthusiastic standing ovation, Nova floating above giving </text:p>
      <text:p text:style-name="P15">approving cosmic nod, the Connection Hub is decorated with </text:p>
      <text:p text:style-name="P15">celebration banners and balloons and streamers, table with </text:p>
      <text:p text:style-name="P15">celebration cake visible in background decorated with the </text:p>
      <text:p text:style-name="P15">member's achievement theme, photo backdrop for commemoration </text:p>
      <text:p text:style-name="P15">pictures, CONGRATULATIONS banner prominently displayed, the </text:p>
      <text:p text:style-name="P15">honoree figure's expression shows touched overwhelmed gratitude, </text:p>
      <text:p text:style-name="P15">tears of joy visible on their clay face, Stella's speech visible </text:p>
      <text:p text:style-name="P15">in bubble reading THIS COMMUNITY IS BETTER BECAUSE OF YOU </text:p>
      <text:p text:style-name="P15">showing her recognition philosophy, previous recognition photos </text:p>
      <text:p text:style-name="P15">line the wall showing this is regular tradition, camera flash </text:p>
      <text:p text:style-name="P15">effects suggest photos being taken to commemorate, celebration </text:p>
      <text:p text:style-name="P15">music notes float through air, the atmosphere is pure joyful </text:p>
      <text:p text:style-name="P15">celebration focused entirely on making one member feel valued </text:p>
      <text:p text:style-name="P15">and seen, window shows Village life continuing but many figures </text:p>
      <text:p text:style-name="P15">looking toward celebration showing community-wide recognition, </text:p>
      <text:p text:style-name="P15"><text:soft-page-break/>Turbomindz heart-brain badge on Stella's chest, smooth plasticine </text:p>
      <text:p text:style-name="P15">material quality throughout with celebration effects adding </text:p>
      <text:p text:style-name="P15">magic, Pixar meets Aardman quality, joyful celebration peak </text:p>
      <text:p text:style-name="P15">moment, shot with Nikon D850 DSLR camera Nikkor 24-70mm </text:p>
      <text:p text:style-name="P15">f/2.8E ED VR lens 45.7 megapixels ISO 200, bright celebratory </text:p>
      <text:p text:style-name="P15">lighting with golden highlights, focus on emotional connection </text:p>
      <text:p text:style-name="P15">between Stella and honoree </text:p>
      <text:p text:style-name="P16">--ar 4:5 --v 7 --s 300 --q 2</text:p>
      <text:p text:style-name="P17"/>
      <text:h text:style-name="P21" text:outline-level="1">PART IV: SUMMARY &amp; QUICK REFERENCE</text:h>
      <text:h text:style-name="P22" text:outline-level="2">Complete Prompt Count</text:h>
      <text:p text:style-name="P2"> 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0">Category</text:p>
            <text:p text:style-name="P20"> </text:p>
            <text:p text:style-name="P20"> </text:p>
          </table:table-cell>
          <table:table-cell table:style-name="Table1.A1" office:value-type="string">
            <text:p text:style-name="P20">Scene Count</text:p>
            <text:p text:style-name="P20"> </text:p>
            <text:p text:style-name="P20"> </text:p>
          </table:table-cell>
        </table:table-row>
        <table:table-row>
          <table:table-cell table:style-name="Table1.A1" office:value-type="string">
            <text:p text:style-name="P19"><text:span text:style-name="Strong_20_Emphasis"><text:span text:style-name="T1">World Scenes (All 3 Characters)</text:span></text:span></text:p>
            <text:p text:style-name="P20"> </text:p>
            <text:p text:style-name="P20"> </text:p>
          </table:table-cell>
          <table:table-cell table:style-name="Table1.A1" office:value-type="string">
            <text:p text:style-name="P20">10</text:p>
            <text:p text:style-name="P20"> </text:p>
            <text:p text:style-name="P20"> </text:p>
          </table:table-cell>
        </table:table-row>
        <table:table-row>
          <table:table-cell table:style-name="Table1.A1" office:value-type="string">
            <text:p text:style-name="P19"><text:span text:style-name="Strong_20_Emphasis"><text:span text:style-name="T1">Cosmo Everyday Life</text:span></text:span></text:p>
            <text:p text:style-name="P20"> </text:p>
            <text:p text:style-name="P20"> </text:p>
          </table:table-cell>
          <table:table-cell table:style-name="Table1.A1" office:value-type="string">
            <text:p text:style-name="P20">4</text:p>
            <text:p text:style-name="P20"> </text:p>
            <text:p text:style-name="P20"> </text:p>
          </table:table-cell>
        </table:table-row>
        <table:table-row>
          <table:table-cell table:style-name="Table1.A1" office:value-type="string">
            <text:p text:style-name="P19"><text:span text:style-name="Strong_20_Emphasis"><text:span text:style-name="T1">Nova Everyday Life</text:span></text:span></text:p>
            <text:p text:style-name="P20"> </text:p>
            <text:p text:style-name="P20"><text:soft-page-break/> </text:p>
          </table:table-cell>
          <table:table-cell table:style-name="Table1.A1" office:value-type="string">
            <text:p text:style-name="P20">4</text:p>
            <text:p text:style-name="P20"> </text:p>
            <text:p text:style-name="P20"> </text:p>
          </table:table-cell>
        </table:table-row>
        <table:table-row>
          <table:table-cell table:style-name="Table1.A1" office:value-type="string">
            <text:p text:style-name="P19"><text:span text:style-name="Strong_20_Emphasis"><text:span text:style-name="T1">Stella Everyday Life</text:span></text:span></text:p>
            <text:p text:style-name="P20"> </text:p>
            <text:p text:style-name="P20"> </text:p>
          </table:table-cell>
          <table:table-cell table:style-name="Table1.A1" office:value-type="string">
            <text:p text:style-name="P20">4</text:p>
            <text:p text:style-name="P20"> </text:p>
            <text:p text:style-name="P20"> </text:p>
          </table:table-cell>
        </table:table-row>
        <table:table-row>
          <table:table-cell table:style-name="Table1.A1" office:value-type="string">
            <text:p text:style-name="P19"><text:span text:style-name="Strong_20_Emphasis"><text:span text:style-name="T1">TOTAL PROMPTS</text:span></text:span></text:p>
            <text:p text:style-name="P20"> </text:p>
            <text:p text:style-name="P20"> </text:p>
          </table:table-cell>
          <table:table-cell table:style-name="Table1.A1" office:value-type="string">
            <text:p text:style-name="P19"><text:span text:style-name="Strong_20_Emphasis"><text:span text:style-name="T1">22</text:span></text:span></text:p>
            <text:p text:style-name="P20"> </text:p>
            <text:p text:style-name="P20"> </text:p>
          </table:table-cell>
        </table:table-row>
      </table:table>
      <text:p text:style-name="P2"> </text:p>
      <text:p text:style-name="P17"/>
      <text:h text:style-name="P22" text:outline-level="2">Key Character Elements Reference</text:h>
      <text:h text:style-name="P18" text:outline-level="3">COSMO (Always Include):</text:h>
      <text:list xml:id="list5843115507013304090" text:style-name="L1">
        <text:list-item>
          <text:p text:style-name="P11">✅ White spacesuit with orange boots (signature!)</text:p>
        </text:list-item>
        <text:list-item>
          <text:p text:style-name="P7"><text:span text:style-name="T1">✅ </text:span><text:span text:style-name="Strong_20_Emphasis"><text:span text:style-name="T1">USA flag patch on LEFT shoulder</text:span></text:span></text:p>
        </text:list-item>
        <text:list-item>
          <text:p text:style-name="P11">✅ Turbomindz brain logo on RIGHT shoulder</text:p>
        </text:list-item>
        <text:list-item>
          <text:p text:style-name="P11">✅ Fishbowl helmet with antenna</text:p>
        </text:list-item>
        <text:list-item>
          <text:p text:style-name="P11">✅ Orange backpack with art supplies</text:p>
        </text:list-item>
        <text:list-item>
          <text:p text:style-name="P11">✅ Curious, friendly expressions</text:p>
        </text:list-item>
        <text:list-item>
          <text:p text:style-name="P3">✅ Tethered golden NFT frame</text:p>
        </text:list-item>
      </text:list>
      <text:h text:style-name="P18" text:outline-level="3">NOVA (Always Include):</text:h>
      <text:list xml:id="list517214589380295244" text:style-name="L2">
        <text:list-item>
          <text:p text:style-name="P12">✅ Cyan/teal skin with gold bioluminescent patterns</text:p>
        </text:list-item>
        <text:list-item>
          <text:p text:style-name="P12">✅ Huge golden amber glowing eyes</text:p>
        </text:list-item>
        <text:list-item>
          <text:p text:style-name="P12">✅ Three-fingered hands with gold tips</text:p>
        </text:list-item>
        <text:list-item>
          <text:p text:style-name="P12">✅ Floating posture (visible shadow below)</text:p>
        </text:list-item>
        <text:list-item>
          <text:p text:style-name="P12">✅ 3 floating light orbs around head</text:p>
        </text:list-item>
        <text:list-item>
          <text:p text:style-name="P12">✅ Gold infinity pendant</text:p>
        </text:list-item>
        <text:list-item>
          <text:p text:style-name="P4">✅ Small glowing antennae</text:p>
        </text:list-item>
      </text:list>
      <text:h text:style-name="P18" text:outline-level="3">STELLA (Always Include):</text:h>
      <text:list xml:id="list3089425351051574552" text:style-name="L3">
        <text:list-item>
          <text:p text:style-name="P13">✅ Coral/rose jumpsuit with cream accents</text:p>
        </text:list-item>
        <text:list-item>
          <text:p text:style-name="P8"><text:span text:style-name="T1">✅ </text:span><text:span text:style-name="Strong_20_Emphasis"><text:span text:style-name="T1">Gold star hair clip on RIGHT side</text:span></text:span><text:span text:style-name="T1"> (signature!)</text:span></text:p>
        </text:list-item>
        <text:list-item>
          <text:p text:style-name="P13"><text:soft-page-break/>✅ Wavy brown hair with clay texture</text:p>
        </text:list-item>
        <text:list-item>
          <text:p text:style-name="P13">✅ Constellation gold freckles on cheeks</text:p>
        </text:list-item>
        <text:list-item>
          <text:p text:style-name="P13">✅ Golden thread flowing from hands when connecting</text:p>
        </text:list-item>
        <text:list-item>
          <text:p text:style-name="P13">✅ Warm, welcoming expressions</text:p>
        </text:list-item>
        <text:list-item>
          <text:p text:style-name="P5">✅ Turbomindz heart-brain badge</text:p>
        </text:list-item>
      </text:list>
      <text:p text:style-name="P17"/>
      <text:h text:style-name="P22" text:outline-level="2">Brand Messaging Integration</text:h>
      <text:p text:style-name="P2">Each scene incorporates Turbomindz values:</text:p>
      <text:p text:style-name="P2"> 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0">Value</text:p>
            <text:p text:style-name="P20"> </text:p>
            <text:p text:style-name="P20"> </text:p>
          </table:table-cell>
          <table:table-cell table:style-name="Table2.A1" office:value-type="string">
            <text:p text:style-name="P20">How It Appears</text:p>
            <text:p text:style-name="P20"> </text:p>
            <text:p text:style-name="P20"> </text:p>
          </table:table-cell>
        </table:table-row>
        <table:table-row>
          <table:table-cell table:style-name="Table2.A1" office:value-type="string">
            <text:p text:style-name="P19"><text:span text:style-name="Strong_20_Emphasis"><text:span text:style-name="T1">Art with Meaning</text:span></text:span></text:p>
            <text:p text:style-name="P20"> </text:p>
            <text:p text:style-name="P20"> </text:p>
          </table:table-cell>
          <table:table-cell table:style-name="Table2.A1" office:value-type="string">
            <text:p text:style-name="P20">Great Gallery, Workshop, teaching scenes</text:p>
            <text:p text:style-name="P20"> </text:p>
            <text:p text:style-name="P20"> </text:p>
          </table:table-cell>
        </table:table-row>
        <table:table-row>
          <table:table-cell table:style-name="Table2.A1" office:value-type="string">
            <text:p text:style-name="P19"><text:span text:style-name="Strong_20_Emphasis"><text:span text:style-name="T1">Community First</text:span></text:span></text:p>
            <text:p text:style-name="P20"> </text:p>
            <text:p text:style-name="P20"> </text:p>
          </table:table-cell>
          <table:table-cell table:style-name="Table2.A1" office:value-type="string">
            <text:p text:style-name="P20">Connection Hub, Welcome Gate, celebrations</text:p>
            <text:p text:style-name="P20"> </text:p>
            <text:p text:style-name="P20"> </text:p>
          </table:table-cell>
        </table:table-row>
        <table:table-row>
          <table:table-cell table:style-name="Table2.A1" office:value-type="string">
            <text:p text:style-name="P19"><text:span text:style-name="Strong_20_Emphasis"><text:span text:style-name="T1">Transparency</text:span></text:span></text:p>
            <text:p text:style-name="P20"> </text:p>
            <text:p text:style-name="P20"> </text:p>
          </table:table-cell>
          <table:table-cell table:style-name="Table2.A1" office:value-type="string">
            <text:p text:style-name="P20">Trading Plaza public negotiations</text:p>
            <text:p text:style-name="P20"> </text:p>
            <text:p text:style-name="P20"> </text:p>
          </table:table-cell>
        </table:table-row>
        <table:table-row>
          <table:table-cell table:style-name="Table2.A1" office:value-type="string">
            <text:p text:style-name="P19"><text:span text:style-name="Strong_20_Emphasis"><text:span text:style-name="T1">Trust</text:span></text:span></text:p>
            <text:p text:style-name="P20"> </text:p>
            <text:p text:style-name="P20"><text:soft-page-break/> </text:p>
          </table:table-cell>
          <table:table-cell table:style-name="Table2.A1" office:value-type="string">
            <text:p text:style-name="P20">Marriage Chapel permanent bonds</text:p>
            <text:p text:style-name="P20"><text:soft-page-break/> </text:p>
            <text:p text:style-name="P20"> </text:p>
          </table:table-cell>
        </table:table-row>
        <table:table-row>
          <table:table-cell table:style-name="Table2.A1" office:value-type="string">
            <text:p text:style-name="P19"><text:span text:style-name="Strong_20_Emphasis"><text:span text:style-name="T1">Philosophy</text:span></text:span></text:p>
            <text:p text:style-name="P20"> </text:p>
            <text:p text:style-name="P20"> </text:p>
          </table:table-cell>
          <table:table-cell table:style-name="Table2.A1" office:value-type="string">
            <text:p text:style-name="P20">Nine Theme Halls, Wisdom Garden</text:p>
            <text:p text:style-name="P20"> </text:p>
            <text:p text:style-name="P20"> </text:p>
          </table:table-cell>
        </table:table-row>
        <table:table-row>
          <table:table-cell table:style-name="Table2.A1" office:value-type="string">
            <text:p text:style-name="P19"><text:span text:style-name="Strong_20_Emphasis"><text:span text:style-name="T1">Growth</text:span></text:span></text:p>
            <text:p text:style-name="P20"> </text:p>
            <text:p text:style-name="P20"> </text:p>
          </table:table-cell>
          <table:table-cell table:style-name="Table2.A1" office:value-type="string">
            <text:p text:style-name="P20">Learning scenes, helping newcomers</text:p>
            <text:p text:style-name="P20"> </text:p>
            <text:p text:style-name="P20"> </text:p>
          </table:table-cell>
        </table:table-row>
      </table:table>
      <text:p text:style-name="P2"> </text:p>
      <text:p text:style-name="P17"/>
      <text:h text:style-name="P22" text:outline-level="2">Educational Focus by Scene</text:h>
      <text:p text:style-name="P2"> 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0">Scene</text:p>
            <text:p text:style-name="P20"> </text:p>
            <text:p text:style-name="P20"> </text:p>
          </table:table-cell>
          <table:table-cell table:style-name="Table3.A1" office:value-type="string">
            <text:p text:style-name="P20">Teaching About</text:p>
            <text:p text:style-name="P20"> </text:p>
            <text:p text:style-name="P20"> </text:p>
          </table:table-cell>
        </table:table-row>
        <table:table-row>
          <table:table-cell table:style-name="Table3.A1" office:value-type="string">
            <text:p text:style-name="P20">Welcome Gate</text:p>
            <text:p text:style-name="P20"> </text:p>
            <text:p text:style-name="P20"> </text:p>
          </table:table-cell>
          <table:table-cell table:style-name="Table3.A1" office:value-type="string">
            <text:p text:style-name="P20">Community accessibility</text:p>
            <text:p text:style-name="P20"> </text:p>
            <text:p text:style-name="P20"> </text:p>
          </table:table-cell>
        </table:table-row>
        <table:table-row>
          <table:table-cell table:style-name="Table3.A1" office:value-type="string">
            <text:p text:style-name="P20">Great Gallery</text:p>
            <text:p text:style-name="P20"> </text:p>
            <text:p text:style-name="P20"> </text:p>
          </table:table-cell>
          <table:table-cell table:style-name="Table3.A1" office:value-type="string">
            <text:p text:style-name="P20">NFT art ownership</text:p>
            <text:p text:style-name="P20"> </text:p>
            <text:p text:style-name="P20"> </text:p>
          </table:table-cell>
        </table:table-row>
        <text:soft-page-break/>
        <table:table-row>
          <table:table-cell table:style-name="Table3.A1" office:value-type="string">
            <text:p text:style-name="P20">Nine Theme Halls</text:p>
            <text:p text:style-name="P20"> </text:p>
            <text:p text:style-name="P20"> </text:p>
          </table:table-cell>
          <table:table-cell table:style-name="Table3.A1" office:value-type="string">
            <text:p text:style-name="P20">Philosophy categories</text:p>
            <text:p text:style-name="P20"> </text:p>
            <text:p text:style-name="P20"> </text:p>
          </table:table-cell>
        </table:table-row>
        <table:table-row>
          <table:table-cell table:style-name="Table3.A1" office:value-type="string">
            <text:p text:style-name="P20">Marriage Chapel</text:p>
            <text:p text:style-name="P20"> </text:p>
            <text:p text:style-name="P20"> </text:p>
          </table:table-cell>
          <table:table-cell table:style-name="Table3.A1" office:value-type="string">
            <text:p text:style-name="P20">Digital-physical binding</text:p>
            <text:p text:style-name="P20"> </text:p>
            <text:p text:style-name="P20"> </text:p>
          </table:table-cell>
        </table:table-row>
        <table:table-row>
          <table:table-cell table:style-name="Table3.A1" office:value-type="string">
            <text:p text:style-name="P20">Trading Plaza</text:p>
            <text:p text:style-name="P20"> </text:p>
            <text:p text:style-name="P20"> </text:p>
          </table:table-cell>
          <table:table-cell table:style-name="Table3.A1" office:value-type="string">
            <text:p text:style-name="P20">Transparent commerce</text:p>
            <text:p text:style-name="P20"> </text:p>
            <text:p text:style-name="P20"> </text:p>
          </table:table-cell>
        </table:table-row>
        <table:table-row>
          <table:table-cell table:style-name="Table3.A1" office:value-type="string">
            <text:p text:style-name="P20">Observatory</text:p>
            <text:p text:style-name="P20"> </text:p>
            <text:p text:style-name="P20"> </text:p>
          </table:table-cell>
          <table:table-cell table:style-name="Table3.A1" office:value-type="string">
            <text:p text:style-name="P20">Cosmic perspective</text:p>
            <text:p text:style-name="P20"> </text:p>
            <text:p text:style-name="P20"> </text:p>
          </table:table-cell>
        </table:table-row>
        <table:table-row>
          <table:table-cell table:style-name="Table3.A1" office:value-type="string">
            <text:p text:style-name="P20">Workshop</text:p>
            <text:p text:style-name="P20"> </text:p>
            <text:p text:style-name="P20"> </text:p>
          </table:table-cell>
          <table:table-cell table:style-name="Table3.A1" office:value-type="string">
            <text:p text:style-name="P20">Creative process</text:p>
            <text:p text:style-name="P20"> </text:p>
            <text:p text:style-name="P20"> </text:p>
          </table:table-cell>
        </table:table-row>
        <table:table-row>
          <table:table-cell table:style-name="Table3.A1" office:value-type="string">
            <text:p text:style-name="P20">Connection Hub</text:p>
            <text:p text:style-name="P20"> </text:p>
            <text:p text:style-name="P20"> </text:p>
          </table:table-cell>
          <table:table-cell table:style-name="Table3.A1" office:value-type="string">
            <text:p text:style-name="P20">Community building</text:p>
            <text:p text:style-name="P20"> </text:p>
            <text:p text:style-name="P20"> </text:p>
          </table:table-cell>
        </table:table-row>
        <table:table-row>
          <table:table-cell table:style-name="Table3.A1" office:value-type="string">
            <text:p text:style-name="P20">Coffee Nebula</text:p>
            <text:p text:style-name="P20"> </text:p>
            <text:p text:style-name="P20"> </text:p>
          </table:table-cell>
          <table:table-cell table:style-name="Table3.A1" office:value-type="string">
            <text:p text:style-name="P20">Informal belonging</text:p>
            <text:p text:style-name="P20"> </text:p>
            <text:p text:style-name="P20"><text:soft-page-break/> </text:p>
          </table:table-cell>
        </table:table-row>
        <table:table-row>
          <table:table-cell table:style-name="Table3.A1" office:value-type="string">
            <text:p text:style-name="P20">Wisdom Garden</text:p>
            <text:p text:style-name="P20"> </text:p>
            <text:p text:style-name="P20"> </text:p>
          </table:table-cell>
          <table:table-cell table:style-name="Table3.A1" office:value-type="string">
            <text:p text:style-name="P20">Contemplative learning</text:p>
            <text:p text:style-name="P20"> </text:p>
            <text:p text:style-name="P20"> </text:p>
          </table:table-cell>
        </table:table-row>
        <table:table-row>
          <table:table-cell table:style-name="Table3.A1" office:value-type="string">
            <text:p text:style-name="P20">Cosmo's scenes</text:p>
            <text:p text:style-name="P20"> </text:p>
            <text:p text:style-name="P20"> </text:p>
          </table:table-cell>
          <table:table-cell table:style-name="Table3.A1" office:value-type="string">
            <text:p text:style-name="P20">Growth mindset, curiosity</text:p>
            <text:p text:style-name="P20"> </text:p>
            <text:p text:style-name="P20"> </text:p>
          </table:table-cell>
        </table:table-row>
        <table:table-row>
          <table:table-cell table:style-name="Table3.A1" office:value-type="string">
            <text:p text:style-name="P20">Nova's scenes</text:p>
            <text:p text:style-name="P20"> </text:p>
            <text:p text:style-name="P20"> </text:p>
          </table:table-cell>
          <table:table-cell table:style-name="Table3.A1" office:value-type="string">
            <text:p text:style-name="P20">Teaching, wisdom preservation</text:p>
            <text:p text:style-name="P20"> </text:p>
            <text:p text:style-name="P20"> </text:p>
          </table:table-cell>
        </table:table-row>
        <table:table-row>
          <table:table-cell table:style-name="Table3.A1" office:value-type="string">
            <text:p text:style-name="P20">Stella's scenes</text:p>
            <text:p text:style-name="P20"> </text:p>
            <text:p text:style-name="P20"> </text:p>
          </table:table-cell>
          <table:table-cell table:style-name="Table3.A1" office:value-type="string">
            <text:p text:style-name="P20">Hospitality, organization, recognition</text:p>
            <text:p text:style-name="P20"> </text:p>
            <text:p text:style-name="P20"> </text:p>
          </table:table-cell>
        </table:table-row>
      </table:table>
      <text:p text:style-name="P2"> </text:p>
      <text:p text:style-name="P17"/>
      <text:h text:style-name="P22" text:outline-level="2">Technical Specifications (All Prompts)</text:h>
      <text:p text:style-name="P15">STANDARD PARAMETERS FOR ALL:</text:p>
      <text:p text:style-name="P15">- Aspect Ratio: 4:5 (Instagram optimized)</text:p>
      <text:p text:style-name="P15">- Version: Midjourney v7 (--v 7)</text:p>
      <text:p text:style-name="P15">- Style: 270-320 range (--s XXX)</text:p>
      <text:p text:style-name="P15">- Quality: 2 (--q 2)</text:p>
      <text:p text:style-name="P15">- Camera: Nikon D850 DSLR, Nikkor 24-70mm f/2.8E ED VR</text:p>
      <text:p text:style-name="P15">- Resolution: 45.7 megapixels</text:p>
      <text:p text:style-name="P15">- ISO: 200</text:p>
      <text:p text:style-name="P15">- Material: Claymation/plasticine with visible fingerprint textures</text:p>
      <text:p text:style-name="P16"><text:soft-page-break/>- Quality Reference: Pixar meets Aardman</text:p>
      <text:p text:style-name="P17"/>
      <text:p text:style-name="P6"><text:span text:style-name="Emphasis"><text:span text:style-name="T1">"The NFT is the soul. The art is the body. The community is the village."</text:span></text:span></text:p>
      <text:p text:style-name="P6"><text:span text:style-name="Strong_20_Emphasis"><text:span text:style-name="T1">Create. Connect. Trade Fair.</text:span></text:span><text:span text:style-name="T1"> ✨?￰ﾟﾏﾘ️</text:span></text:p>
      <text:p text:style-name="P17"/>
      <text:p text:style-name="Text_20_body"><text:span text:style-name="Strong_20_Emphasis"><text:span text:style-name="T1">Document Complete</text:span></text:span></text:p>
      <text:list xml:id="list4823222939643351417" text:style-name="L4">
        <text:list-item>
          <text:p text:style-name="P9"><text:span text:style-name="Strong_20_Emphasis"><text:span text:style-name="T1">World Design:</text:span></text:span><text:span text:style-name="T1"> The Creative Village fully specified</text:span></text:p>
        </text:list-item>
        <text:list-item>
          <text:p text:style-name="P9"><text:span text:style-name="Strong_20_Emphasis"><text:span text:style-name="T1">Characters:</text:span></text:span><text:span text:style-name="T1"> Cosmo (with USA flag), Nova, and Stella complete</text:span></text:p>
        </text:list-item>
        <text:list-item>
          <text:p text:style-name="P9"><text:span text:style-name="Strong_20_Emphasis"><text:span text:style-name="T1">World Scenes:</text:span></text:span><text:span text:style-name="T1"> 10 prompts showing all three together</text:span></text:p>
        </text:list-item>
        <text:list-item>
          <text:p text:style-name="P9"><text:span text:style-name="Strong_20_Emphasis"><text:span text:style-name="T1">Individual Scenes:</text:span></text:span><text:span text:style-name="T1"> 4 per character (12 total)</text:span></text:p>
        </text:list-item>
        <text:list-item>
          <text:p text:style-name="P9"><text:span text:style-name="Strong_20_Emphasis"><text:span text:style-name="T1">Total Prompts:</text:span></text:span><text:span text:style-name="T1"> 22 complete Midjourney v7 prompts</text:span></text:p>
        </text:list-item>
        <text:list-item>
          <text:p text:style-name="P1"><text:span text:style-name="Strong_20_Emphasis"><text:span text:style-name="T1">Brand Integration:</text:span></text:span><text:span text:style-name="T1"> All scenes serve brand awareness and art/culture education</text:span></text:p>
        </text:list-item>
      </text:list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ugo Gaona</meta:initial-creator>
    <meta:creation-date>2026-01-26T22:44:07.84</meta:creation-date>
    <meta:document-statistic meta:table-count="3" meta:image-count="0" meta:object-count="0" meta:page-count="36" meta:paragraph-count="1227" meta:word-count="9346" meta:character-count="63110"/>
    <dc:date>2026-01-26T22:45:03.93</dc:date>
    <dc:creator>Hugo Gaona</dc:creator>
    <meta:editing-duration>PT56S</meta:editing-duration>
    <meta:editing-cycles>1</meta:editing-cycles>
    <meta:generator>OpenOffice/4.1.16$Win32 OpenOffice.org_project/4116m3$Build-9816</meta:generator>
  </office:meta>
</office:document-meta>
</file>